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>
      <style:text-properties fo:font-size="18pt" style:font-size-asian="18pt" style:font-size-complex="18pt" fo:font-weight="bold" style:font-weight-asian="bold" style:font-weight-complex="bold"/>
    </style:style>
    <style:style style:name="T1_2" style:family="text">
      <style:text-properties fo:font-size="18pt" style:font-size-asian="18pt" style:font-size-complex="18pt" fo:font-weight="bold" style:font-weight-asian="bold" style:font-weight-complex="bold"/>
    </style:style>
    <style:style style:name="T1_3" style:family="text">
      <style:text-properties fo:font-size="18pt" style:font-size-asian="18pt" style:font-size-complex="18pt" fo:font-weight="bold" style:font-weight-asian="bold" style:font-weight-complex="bold"/>
    </style:style>
    <style:style style:name="T1_4" style:family="text">
      <style:text-properties fo:font-size="18pt" style:font-size-asian="18pt" style:font-size-complex="18pt" fo:font-weight="bold" style:font-weight-asian="bold" style:font-weight-complex="bold"/>
    </style:style>
    <style:style style:name="T1_5" style:family="text">
      <style:text-properties fo:font-size="18pt" style:font-size-asian="18pt" style:font-size-complex="18pt" fo:font-weight="bold" style:font-weight-asian="bold" style:font-weight-complex="bold"/>
    </style:style>
    <style:style style:name="T1_6" style:family="text">
      <style:text-properties fo:font-size="18pt" style:font-size-asian="18pt" style:font-size-complex="18pt" fo:font-weight="bold" style:font-weight-asian="bold" style:font-weight-complex="bold"/>
    </style:style>
    <style:style style:name="T1_7" style:family="text">
      <style:text-properties fo:font-size="18pt" style:font-size-asian="18pt" style:font-size-complex="1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00%" style:writing-mode="lr-tb"/>
      <style:text-properties fo:font-size="18pt" style:font-size-asian="18pt" style:font-size-complex="18pt" fo:font-weight="bold" style:font-weight-asian="bold" style:font-weight-complex="bold"/>
    </style:style>
    <style:style style:name="P3" style:family="paragraph" style:parent-style-name="Standard">
      <style:paragraph-properties fo:break-before="auto" fo:line-height="100%" style:writing-mode="lr-tb"/>
    </style:style>
    <style:style style:name="T3_1" style:family="text">
      <style:text-properties fo:color="#00ccff" fo:font-size="16pt" style:font-size-asian="16pt" style:font-size-complex="16pt"/>
    </style:style>
    <style:style style:name="T3_2" style:family="text">
      <style:text-properties fo:color="#00ccff" fo:font-size="16pt" style:font-size-asian="16pt" style:font-size-complex="16pt"/>
    </style:style>
    <style:style style:name="T3_3" style:family="text">
      <style:text-properties fo:color="#00ccff" fo:font-size="16pt" style:font-size-asian="16pt" style:font-size-complex="16pt"/>
    </style:style>
    <style:style style:name="T3_4" style:family="text">
      <style:text-properties fo:color="#00ccff" fo:font-size="16pt" style:font-size-asian="16pt" style:font-size-complex="16pt"/>
    </style:style>
    <style:style style:name="T3_5" style:family="text">
      <style:text-properties fo:color="#00ccff" fo:font-size="16pt" style:font-size-asian="16pt" style:font-size-complex="16pt"/>
    </style:style>
    <style:style style:name="T3_6" style:family="text">
      <style:text-properties fo:color="#00ccff" fo:font-size="16pt" style:font-size-asian="16pt" style:font-size-complex="16pt"/>
    </style:style>
    <style:style style:name="T3_7" style:family="text">
      <style:text-properties fo:color="#00ccff" fo:font-size="16pt" style:font-size-asian="16pt" style:font-size-complex="16pt"/>
    </style:style>
    <style:style style:name="P4" style:family="paragraph" style:parent-style-name="Standard">
      <style:paragraph-properties fo:break-before="auto" fo:line-height="100%" style:writing-mode="lr-tb"/>
      <style:text-properties fo:color="#00ccff" fo:font-size="16pt" style:font-size-asian="16pt" style:font-size-complex="16pt"/>
    </style:style>
    <style:style style:name="P5" style:family="paragraph" style:parent-style-name="Standard">
      <style:paragraph-properties fo:break-before="auto" fo:line-height="100%" style:writing-mode="lr-tb"/>
    </style:style>
    <style:style style:name="T5_1" style:family="text">
      <style:text-properties fo:font-size="14pt" style:font-size-asian="14pt" style:font-size-complex="14pt"/>
    </style:style>
    <style:style style:name="T5_2" style:family="text">
      <style:text-properties fo:font-size="14pt" style:font-size-asian="14pt" style:font-size-complex="14pt"/>
    </style:style>
    <style:style style:name="T5_3" style:family="text">
      <style:text-properties fo:font-size="14pt" style:font-size-asian="14pt" style:font-size-complex="14pt"/>
    </style:style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P6" style:family="paragraph" style:parent-style-name="Standard">
      <style:paragraph-properties fo:break-before="auto" fo:line-height="100%" style:writing-mode="lr-tb"/>
    </style:style>
    <style:style style:name="P7" style:family="paragraph" style:parent-style-name="Standard">
      <style:paragraph-properties fo:break-before="auto" fo:line-height="100%" style:writing-mode="lr-tb"/>
    </style:style>
    <style:style style:name="T7_1" style:family="text">
      <style:text-properties fo:font-size="14pt" style:font-size-asian="14pt" style:font-size-complex="14pt"/>
    </style:style>
    <style:style style:name="T7_2" style:family="text"/>
    <style:style style:name="T7_3" style:family="text"/>
    <style:style style:name="P8" style:family="paragraph" style:parent-style-name="Standard">
      <style:paragraph-properties fo:break-before="auto" fo:line-height="100%" style:writing-mode="lr-tb"/>
    </style:style>
    <style:style style:name="P9" style:family="paragraph" style:parent-style-name="Standard">
      <style:paragraph-properties fo:break-before="auto" fo:line-height="100%" style:writing-mode="lr-tb"/>
    </style:style>
    <style:style style:name="T9_1" style:family="text">
      <style:text-properties fo:font-size="14pt" style:font-size-asian="14pt" style:font-size-complex="14pt"/>
    </style:style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P10" style:family="paragraph" style:parent-style-name="Standard">
      <style:paragraph-properties fo:break-before="auto" fo:line-height="100%" style:writing-mode="lr-tb"/>
    </style:style>
    <style:style style:name="T10_1" style:family="text">
      <style:text-properties fo:font-size="14pt" style:font-size-asian="14pt" style:font-size-complex="14pt"/>
    </style:style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P11" style:family="paragraph" style:parent-style-name="Standard">
      <style:paragraph-properties fo:break-before="auto" fo:line-height="100%" style:writing-mode="lr-tb"/>
    </style:style>
    <style:style style:name="P12" style:family="paragraph" style:parent-style-name="Standard">
      <style:paragraph-properties fo:break-before="auto" fo:line-height="100%" style:writing-mode="lr-tb"/>
    </style:style>
    <style:style style:name="T12_1" style:family="text">
      <style:text-properties fo:font-size="14pt" style:font-size-asian="14pt" style:font-size-complex="14pt"/>
    </style:style>
    <style:style style:name="T12_2" style:family="text">
      <style:text-properties fo:font-size="14pt" style:font-size-asian="14pt" style:font-size-complex="14pt"/>
    </style:style>
    <style:style style:name="T12_3" style:family="text">
      <style:text-properties fo:font-size="14pt" style:font-size-asian="14pt" style:font-size-complex="14pt"/>
    </style:style>
    <style:style style:name="T12_4" style:family="text"/>
    <style:style style:name="P13" style:family="paragraph" style:parent-style-name="Standard">
      <style:paragraph-properties fo:break-before="auto" fo:line-height="100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P14" style:family="paragraph" style:parent-style-name="Standard">
      <style:paragraph-properties fo:break-before="auto" fo:line-height="100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P15" style:family="paragraph" style:parent-style-name="Standard">
      <style:paragraph-properties fo:break-before="auto" fo:line-height="100%" fo:margin-top="0cm" fo:margin-bottom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P16" style:family="paragraph" style:parent-style-name="Standard">
      <style:paragraph-properties fo:break-before="auto" fo:line-height="100%" style:writing-mode="lr-tb"/>
    </style:style>
    <style:style style:name="P17" style:family="paragraph" style:parent-style-name="Standard">
      <style:paragraph-properties fo:break-before="auto" fo:line-height="100%" style:writing-mode="lr-tb"/>
    </style:style>
    <style:style style:name="T17_1" style:family="text">
      <style:text-properties fo:font-size="14pt" style:font-size-asian="14pt" style:font-size-complex="14pt"/>
    </style:style>
    <style:style style:name="T17_2" style:family="text">
      <style:text-properties fo:font-size="14pt" style:font-size-asian="14pt" style:font-size-complex="14pt"/>
    </style:style>
    <style:style style:name="T17_3" style:family="text">
      <style:text-properties fo:font-size="14pt" style:font-size-asian="14pt" style:font-size-complex="14pt"/>
    </style:style>
    <style:style style:name="T17_4" style:family="text"/>
    <style:style style:name="P18" style:family="paragraph" style:parent-style-name="Standard">
      <style:paragraph-properties fo:break-before="auto" fo:text-indent="0cm" fo:line-height="100%" fo:margin-left="1.27cm" style:writing-mode="lr-tb"/>
    </style:style>
    <style:style style:name="T18_1" style:family="text"/>
    <style:style style:name="P19" style:family="paragraph" style:parent-style-name="Standard">
      <style:paragraph-properties fo:break-before="auto" fo:line-height="100%" style:writing-mode="lr-tb"/>
    </style:style>
    <style:style style:name="P20" style:family="paragraph" style:parent-style-name="Standard">
      <style:paragraph-properties fo:break-before="auto" fo:line-height="100%" style:writing-mode="lr-tb"/>
    </style:style>
    <style:style style:name="T20_1" style:family="text">
      <style:text-properties fo:font-size="14pt" style:font-size-asian="14pt" style:font-size-complex="14pt"/>
    </style:style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P21" style:family="paragraph" style:parent-style-name="Standard">
      <style:paragraph-properties fo:break-before="auto" fo:line-height="100%" style:writing-mode="lr-tb"/>
    </style:style>
    <style:style style:name="T21_1" style:family="text">
      <style:text-properties fo:font-size="14pt" style:font-size-asian="14pt" style:font-size-complex="14pt"/>
    </style:style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P22" style:family="paragraph" style:parent-style-name="Standard">
      <style:paragraph-properties fo:break-before="auto" fo:line-height="100%" style:writing-mode="lr-tb"/>
      <style:text-properties fo:font-size="16pt" style:font-size-asian="16pt" style:font-size-complex="16pt"/>
    </style:style>
    <style:style style:name="P23" style:family="paragraph" style:parent-style-name="Standard">
      <style:paragraph-properties fo:break-before="auto" fo:line-height="100%" style:writing-mode="lr-tb"/>
    </style:style>
    <style:style style:name="T23_1" style:family="text">
      <style:text-properties fo:color="#00ccff" fo:font-size="16pt" style:font-size-asian="16pt" style:font-size-complex="16pt"/>
    </style:style>
    <style:style style:name="T23_2" style:family="text">
      <style:text-properties fo:color="#00ccff" fo:font-size="16pt" style:font-size-asian="16pt" style:font-size-complex="16pt"/>
    </style:style>
    <style:style style:name="T23_3" style:family="text">
      <style:text-properties fo:color="#00ccff" fo:font-size="16pt" style:font-size-asian="16pt" style:font-size-complex="16pt"/>
    </style:style>
    <style:style style:name="T23_4" style:family="text">
      <style:text-properties fo:color="#00ccff" fo:font-size="16pt" style:font-size-asian="16pt" style:font-size-complex="16pt"/>
    </style:style>
    <style:style style:name="T23_5" style:family="text">
      <style:text-properties fo:color="#00ccff" fo:font-size="16pt" style:font-size-asian="16pt" style:font-size-complex="16pt"/>
    </style:style>
    <style:style style:name="P24" style:family="paragraph" style:parent-style-name="Standard">
      <style:paragraph-properties fo:break-before="auto" fo:line-height="100%" style:writing-mode="lr-tb"/>
      <style:text-properties fo:color="#00ccff" fo:font-size="16pt" style:font-size-asian="16pt" style:font-size-complex="16pt"/>
    </style:style>
    <style:style style:name="P25" style:family="paragraph" style:parent-style-name="Standard">
      <style:paragraph-properties fo:break-before="auto" fo:line-height="100%" style:writing-mode="lr-tb"/>
    </style:style>
    <style:style style:name="T25_1" style:family="text">
      <style:text-properties fo:font-size="14pt" style:font-size-asian="14pt" style:font-size-complex="14pt"/>
    </style:style>
    <style:style style:name="T25_2" style:family="text">
      <style:text-properties fo:font-size="14pt" style:font-size-asian="14pt" style:font-size-complex="14pt"/>
    </style:style>
    <style:style style:name="T25_3" style:family="text">
      <style:text-properties fo:font-size="14pt" style:font-size-asian="14pt" style:font-size-complex="14pt"/>
    </style:style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P26" style:family="paragraph" style:parent-style-name="Standard">
      <style:paragraph-properties fo:break-before="auto" fo:line-height="100%" style:writing-mode="lr-tb"/>
    </style:style>
    <style:style style:name="P27" style:family="paragraph" style:parent-style-name="Standard">
      <style:paragraph-properties fo:break-before="auto" fo:line-height="100%" style:writing-mode="lr-tb"/>
    </style:style>
    <style:style style:name="T27_1" style:family="text">
      <style:text-properties fo:font-size="14pt" style:font-size-asian="14pt" style:font-size-complex="14pt"/>
    </style:style>
    <style:style style:name="T27_2" style:family="text"/>
    <style:style style:name="T27_3" style:family="text"/>
    <style:style style:name="T27_4" style:family="text"/>
    <style:style style:name="T27_5" style:family="text"/>
    <style:style style:name="P28" style:family="paragraph" style:parent-style-name="Standard">
      <style:paragraph-properties fo:break-before="auto" fo:line-height="100%" style:writing-mode="lr-tb"/>
    </style:style>
    <style:style style:name="P29" style:family="paragraph" style:parent-style-name="Standard">
      <style:paragraph-properties fo:break-before="auto" fo:line-height="100%" style:writing-mode="lr-tb"/>
    </style:style>
    <style:style style:name="T29_1" style:family="text">
      <style:text-properties fo:font-size="14pt" style:font-size-asian="14pt" style:font-size-complex="14pt"/>
    </style:style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P30" style:family="paragraph" style:parent-style-name="Standard">
      <style:paragraph-properties fo:break-before="auto" fo:line-height="100%" style:writing-mode="lr-tb"/>
    </style:style>
    <style:style style:name="T30_1" style:family="text">
      <style:text-properties fo:font-size="14pt" style:font-size-asian="14pt" style:font-size-complex="14pt"/>
    </style:style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P31" style:family="paragraph" style:parent-style-name="Standard">
      <style:paragraph-properties fo:break-before="auto" fo:line-height="100%" style:writing-mode="lr-tb"/>
    </style:style>
    <style:style style:name="P32" style:family="paragraph" style:parent-style-name="Standard">
      <style:paragraph-properties fo:break-before="auto" fo:line-height="100%" style:writing-mode="lr-tb"/>
    </style:style>
    <style:style style:name="T32_1" style:family="text">
      <style:text-properties fo:font-size="14pt" style:font-size-asian="14pt" style:font-size-complex="14pt"/>
    </style:style>
    <style:style style:name="T32_2" style:family="text">
      <style:text-properties fo:font-size="14pt" style:font-size-asian="14pt" style:font-size-complex="14pt"/>
    </style:style>
    <style:style style:name="T32_3" style:family="text">
      <style:text-properties fo:font-size="14pt" style:font-size-asian="14pt" style:font-size-complex="14pt"/>
    </style:style>
    <style:style style:name="T32_4" style:family="text"/>
    <style:style style:name="P33" style:family="paragraph" style:parent-style-name="Standard">
      <style:paragraph-properties fo:break-before="auto" fo:line-height="100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P34" style:family="paragraph" style:parent-style-name="Standard">
      <style:paragraph-properties fo:break-before="auto" fo:line-height="100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P35" style:family="paragraph" style:parent-style-name="Standard">
      <style:paragraph-properties fo:break-before="auto" fo:line-height="100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P36" style:family="paragraph" style:parent-style-name="Standard">
      <style:paragraph-properties fo:break-before="auto" fo:line-height="100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P37" style:family="paragraph" style:parent-style-name="Standard">
      <style:paragraph-properties fo:break-before="auto" fo:line-height="100%" fo:margin-top="0cm" fo:margin-bottom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P38" style:family="paragraph" style:parent-style-name="Standard">
      <style:paragraph-properties fo:break-before="auto" fo:line-height="100%" style:writing-mode="lr-tb"/>
    </style:style>
    <style:style style:name="P39" style:family="paragraph" style:parent-style-name="Standard">
      <style:paragraph-properties fo:break-before="auto" fo:line-height="100%" style:writing-mode="lr-tb"/>
    </style:style>
    <style:style style:name="T39_1" style:family="text">
      <style:text-properties fo:font-size="14pt" style:font-size-asian="14pt" style:font-size-complex="14pt"/>
    </style:style>
    <style:style style:name="T39_2" style:family="text">
      <style:text-properties fo:font-size="14pt" style:font-size-asian="14pt" style:font-size-complex="14pt"/>
    </style:style>
    <style:style style:name="T39_3" style:family="text">
      <style:text-properties fo:font-size="14pt" style:font-size-asian="14pt" style:font-size-complex="14pt"/>
    </style:style>
    <style:style style:name="T39_4" style:family="text"/>
    <style:style style:name="P40" style:family="paragraph" style:parent-style-name="Standard">
      <style:paragraph-properties fo:break-before="auto" fo:line-height="100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P41" style:family="paragraph" style:parent-style-name="Standard">
      <style:paragraph-properties fo:break-before="auto" fo:line-height="100%" fo:margin-top="0cm" fo:margin-bottom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P42" style:family="paragraph" style:parent-style-name="Standard">
      <style:paragraph-properties fo:break-before="auto" fo:line-height="100%" style:writing-mode="lr-tb"/>
    </style:style>
    <style:style style:name="P43" style:family="paragraph" style:parent-style-name="Standard">
      <style:paragraph-properties fo:break-before="auto" fo:line-height="100%" style:writing-mode="lr-tb"/>
    </style:style>
    <style:style style:name="T43_1" style:family="text">
      <style:text-properties fo:font-size="14pt" style:font-size-asian="14pt" style:font-size-complex="14pt"/>
    </style:style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P44" style:family="paragraph" style:parent-style-name="Standard">
      <style:paragraph-properties fo:break-before="auto" fo:line-height="100%" style:writing-mode="lr-tb"/>
    </style:style>
    <style:style style:name="T44_1" style:family="text">
      <style:text-properties fo:font-size="14pt" style:font-size-asian="14pt" style:font-size-complex="14pt"/>
    </style:style>
    <style:style style:name="T44_2" style:family="text"/>
    <style:style style:name="P45" style:family="paragraph" style:parent-style-name="Standard">
      <style:paragraph-properties fo:break-before="auto" fo:line-height="100%" style:writing-mode="lr-tb"/>
      <style:text-properties fo:font-size="16pt" style:font-size-asian="16pt" style:font-size-complex="16pt"/>
    </style:style>
    <style:style style:name="P46" style:family="paragraph" style:parent-style-name="Standard">
      <style:paragraph-properties fo:break-before="auto" fo:line-height="100%" style:writing-mode="lr-tb"/>
    </style:style>
    <style:style style:name="T46_1" style:family="text">
      <style:text-properties fo:color="#00ccff" fo:font-size="16pt" style:font-size-asian="16pt" style:font-size-complex="16pt"/>
    </style:style>
    <style:style style:name="T46_2" style:family="text">
      <style:text-properties fo:color="#00ccff" fo:font-size="16pt" style:font-size-asian="16pt" style:font-size-complex="16pt"/>
    </style:style>
    <style:style style:name="T46_3" style:family="text">
      <style:text-properties fo:color="#00ccff" fo:font-size="16pt" style:font-size-asian="16pt" style:font-size-complex="16pt"/>
    </style:style>
    <style:style style:name="T46_4" style:family="text">
      <style:text-properties fo:color="#00ccff" fo:font-size="16pt" style:font-size-asian="16pt" style:font-size-complex="16pt"/>
    </style:style>
    <style:style style:name="T46_5" style:family="text">
      <style:text-properties fo:color="#00ccff" fo:font-size="16pt" style:font-size-asian="16pt" style:font-size-complex="16pt"/>
    </style:style>
    <style:style style:name="P47" style:family="paragraph" style:parent-style-name="Standard">
      <style:paragraph-properties fo:break-before="auto" fo:line-height="100%" style:writing-mode="lr-tb"/>
      <style:text-properties fo:color="#00ccff" fo:font-size="16pt" style:font-size-asian="16pt" style:font-size-complex="16pt"/>
    </style:style>
    <style:style style:name="P48" style:family="paragraph" style:parent-style-name="Standard">
      <style:paragraph-properties fo:break-before="auto" fo:line-height="100%" style:writing-mode="lr-tb"/>
    </style:style>
    <style:style style:name="T48_1" style:family="text">
      <style:text-properties fo:font-size="14pt" style:font-size-asian="14pt" style:font-size-complex="14pt"/>
    </style:style>
    <style:style style:name="T48_2" style:family="text">
      <style:text-properties fo:font-size="14pt" style:font-size-asian="14pt" style:font-size-complex="14pt"/>
    </style:style>
    <style:style style:name="T48_3" style:family="text">
      <style:text-properties fo:font-size="14pt" style:font-size-asian="14pt" style:font-size-complex="14pt"/>
    </style:style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P49" style:family="paragraph" style:parent-style-name="Standard">
      <style:paragraph-properties fo:break-before="auto" fo:line-height="100%" style:writing-mode="lr-tb"/>
    </style:style>
    <style:style style:name="P50" style:family="paragraph" style:parent-style-name="Standard">
      <style:paragraph-properties fo:break-before="auto" fo:line-height="100%" style:writing-mode="lr-tb"/>
    </style:style>
    <style:style style:name="T50_1" style:family="text">
      <style:text-properties fo:font-size="14pt" style:font-size-asian="14pt" style:font-size-complex="14pt"/>
    </style:style>
    <style:style style:name="T50_2" style:family="text"/>
    <style:style style:name="T50_3" style:family="text"/>
    <style:style style:name="T50_4" style:family="text"/>
    <style:style style:name="T50_5" style:family="text"/>
    <style:style style:name="P51" style:family="paragraph" style:parent-style-name="Standard">
      <style:paragraph-properties fo:break-before="auto" fo:line-height="100%" style:writing-mode="lr-tb"/>
    </style:style>
    <style:style style:name="P52" style:family="paragraph" style:parent-style-name="Standard">
      <style:paragraph-properties fo:break-before="auto" fo:line-height="100%" style:writing-mode="lr-tb"/>
    </style:style>
    <style:style style:name="T52_1" style:family="text">
      <style:text-properties fo:font-size="14pt" style:font-size-asian="14pt" style:font-size-complex="14pt"/>
    </style:style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P53" style:family="paragraph" style:parent-style-name="Standard">
      <style:paragraph-properties fo:break-before="auto" fo:line-height="100%" style:writing-mode="lr-tb"/>
    </style:style>
    <style:style style:name="T53_1" style:family="text">
      <style:text-properties fo:font-size="14pt" style:font-size-asian="14pt" style:font-size-complex="14pt"/>
    </style:style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P54" style:family="paragraph" style:parent-style-name="Standard">
      <style:paragraph-properties fo:break-before="auto" fo:line-height="100%" style:writing-mode="lr-tb"/>
    </style:style>
    <style:style style:name="P55" style:family="paragraph" style:parent-style-name="Standard">
      <style:paragraph-properties fo:break-before="auto" fo:line-height="100%" style:writing-mode="lr-tb"/>
    </style:style>
    <style:style style:name="T55_1" style:family="text">
      <style:text-properties fo:font-size="14pt" style:font-size-asian="14pt" style:font-size-complex="14pt"/>
    </style:style>
    <style:style style:name="T55_2" style:family="text">
      <style:text-properties fo:font-size="14pt" style:font-size-asian="14pt" style:font-size-complex="14pt"/>
    </style:style>
    <style:style style:name="T55_3" style:family="text">
      <style:text-properties fo:font-size="14pt" style:font-size-asian="14pt" style:font-size-complex="14pt"/>
    </style:style>
    <style:style style:name="T55_4" style:family="text"/>
    <style:style style:name="P56" style:family="paragraph" style:parent-style-name="Standard">
      <style:paragraph-properties fo:break-before="auto" fo:line-height="100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P57" style:family="paragraph" style:parent-style-name="Standard">
      <style:paragraph-properties fo:break-before="auto" fo:line-height="100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P58" style:family="paragraph" style:parent-style-name="Standard">
      <style:paragraph-properties fo:break-before="auto" fo:line-height="100%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P59" style:family="paragraph" style:parent-style-name="Standard">
      <style:paragraph-properties fo:break-before="auto" fo:line-height="100%" fo:margin-top="0cm" fo:margin-bottom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P60" style:family="paragraph" style:parent-style-name="Standard">
      <style:paragraph-properties fo:break-before="auto" fo:line-height="100%" style:writing-mode="lr-tb"/>
    </style:style>
    <style:style style:name="P61" style:family="paragraph" style:parent-style-name="Standard">
      <style:paragraph-properties fo:break-before="auto" fo:line-height="100%" style:writing-mode="lr-tb"/>
    </style:style>
    <style:style style:name="T61_1" style:family="text">
      <style:text-properties fo:font-size="14pt" style:font-size-asian="14pt" style:font-size-complex="14pt"/>
    </style:style>
    <style:style style:name="T61_2" style:family="text">
      <style:text-properties fo:font-size="14pt" style:font-size-asian="14pt" style:font-size-complex="14pt"/>
    </style:style>
    <style:style style:name="T61_3" style:family="text">
      <style:text-properties fo:font-size="14pt" style:font-size-asian="14pt" style:font-size-complex="14pt"/>
    </style:style>
    <style:style style:name="T61_4" style:family="text"/>
    <style:style style:name="P62" style:family="paragraph" style:parent-style-name="Standard">
      <style:paragraph-properties fo:break-before="auto" fo:line-height="100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P63" style:family="paragraph" style:parent-style-name="Standard">
      <style:paragraph-properties fo:break-before="auto" fo:line-height="100%" fo:margin-top="0cm" fo:margin-bottom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T63_53" style:family="text"/>
    <style:style style:name="T63_54" style:family="text"/>
    <style:style style:name="T63_55" style:family="text"/>
    <style:style style:name="T63_56" style:family="text"/>
    <style:style style:name="T63_57" style:family="text"/>
    <style:style style:name="T63_58" style:family="text"/>
    <style:style style:name="T63_59" style:family="text"/>
    <style:style style:name="T63_60" style:family="text"/>
    <style:style style:name="T63_61" style:family="text"/>
    <style:style style:name="T63_62" style:family="text"/>
    <style:style style:name="T63_63" style:family="text"/>
    <style:style style:name="T63_64" style:family="text"/>
    <style:style style:name="T63_65" style:family="text"/>
    <style:style style:name="T63_66" style:family="text"/>
    <style:style style:name="T63_67" style:family="text"/>
    <style:style style:name="T63_68" style:family="text"/>
    <style:style style:name="T63_69" style:family="text"/>
    <style:style style:name="T63_70" style:family="text"/>
    <style:style style:name="T63_71" style:family="text"/>
    <style:style style:name="T63_72" style:family="text"/>
    <style:style style:name="T63_73" style:family="text"/>
    <style:style style:name="T63_74" style:family="text"/>
    <style:style style:name="T63_75" style:family="text"/>
    <style:style style:name="T63_76" style:family="text"/>
    <style:style style:name="T63_77" style:family="text"/>
    <style:style style:name="T63_78" style:family="text"/>
    <style:style style:name="T63_79" style:family="text"/>
    <style:style style:name="T63_80" style:family="text"/>
    <style:style style:name="T63_81" style:family="text"/>
    <style:style style:name="T63_82" style:family="text"/>
    <style:style style:name="T63_83" style:family="text"/>
    <style:style style:name="T63_84" style:family="text"/>
    <style:style style:name="T63_85" style:family="text"/>
    <style:style style:name="T63_86" style:family="text"/>
    <style:style style:name="T63_87" style:family="text"/>
    <style:style style:name="T63_88" style:family="text"/>
    <style:style style:name="P64" style:family="paragraph" style:parent-style-name="Standard">
      <style:paragraph-properties fo:break-before="auto" fo:line-height="100%" style:writing-mode="lr-tb"/>
    </style:style>
    <style:style style:name="P65" style:family="paragraph" style:parent-style-name="Standard">
      <style:paragraph-properties fo:break-before="auto" fo:line-height="100%" style:writing-mode="lr-tb"/>
    </style:style>
    <style:style style:name="T65_1" style:family="text">
      <style:text-properties fo:font-size="14pt" style:font-size-asian="14pt" style:font-size-complex="14pt"/>
    </style:style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P66" style:family="paragraph" style:parent-style-name="Standard">
      <style:paragraph-properties fo:break-before="auto" fo:line-height="100%" style:writing-mode="lr-tb"/>
    </style:style>
    <style:style style:name="T66_1" style:family="text">
      <style:text-properties fo:font-size="14pt" style:font-size-asian="14pt" style:font-size-complex="14pt"/>
    </style:style>
    <style:style style:name="T66_2" style:family="text"/>
    <style:style style:name="T66_3" style:family="text"/>
    <style:style style:name="P67" style:family="paragraph" style:parent-style-name="Standard">
      <style:paragraph-properties fo:break-before="auto" fo:line-height="100%" style:writing-mode="lr-tb"/>
      <style:text-properties fo:font-size="16pt" style:font-size-asian="16pt" style:font-size-complex="16pt"/>
    </style:style>
    <style:style style:name="P68" style:family="paragraph" style:parent-style-name="Standard">
      <style:paragraph-properties fo:break-before="auto" fo:line-height="100%" style:writing-mode="lr-tb"/>
    </style:style>
    <style:style style:name="T68_1" style:family="text">
      <style:text-properties fo:color="#00ccff" fo:font-size="16pt" style:font-size-asian="16pt" style:font-size-complex="16pt"/>
    </style:style>
    <style:style style:name="T68_2" style:family="text">
      <style:text-properties fo:color="#00ccff" fo:font-size="16pt" style:font-size-asian="16pt" style:font-size-complex="16pt"/>
    </style:style>
    <style:style style:name="T68_3" style:family="text">
      <style:text-properties fo:color="#00ccff" fo:font-size="16pt" style:font-size-asian="16pt" style:font-size-complex="16pt"/>
    </style:style>
    <style:style style:name="T68_4" style:family="text">
      <style:text-properties fo:color="#00ccff" fo:font-size="16pt" style:font-size-asian="16pt" style:font-size-complex="16pt"/>
    </style:style>
    <style:style style:name="T68_5" style:family="text">
      <style:text-properties fo:color="#00ccff" fo:font-size="16pt" style:font-size-asian="16pt" style:font-size-complex="16pt"/>
    </style:style>
    <style:style style:name="P69" style:family="paragraph" style:parent-style-name="Standard">
      <style:paragraph-properties fo:break-before="auto" fo:line-height="100%" style:writing-mode="lr-tb"/>
      <style:text-properties fo:color="#00ccff" fo:font-size="16pt" style:font-size-asian="16pt" style:font-size-complex="16pt"/>
    </style:style>
    <style:style style:name="P70" style:family="paragraph" style:parent-style-name="Standard">
      <style:paragraph-properties fo:break-before="auto" fo:line-height="100%" style:writing-mode="lr-tb"/>
    </style:style>
    <style:style style:name="T70_1" style:family="text">
      <style:text-properties fo:font-size="14pt" style:font-size-asian="14pt" style:font-size-complex="14pt"/>
    </style:style>
    <style:style style:name="T70_2" style:family="text">
      <style:text-properties fo:font-size="14pt" style:font-size-asian="14pt" style:font-size-complex="14pt"/>
    </style:style>
    <style:style style:name="T70_3" style:family="text">
      <style:text-properties fo:font-size="14pt" style:font-size-asian="14pt" style:font-size-complex="14pt"/>
    </style:style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P71" style:family="paragraph" style:parent-style-name="Standard">
      <style:paragraph-properties fo:break-before="auto" fo:line-height="100%" style:writing-mode="lr-tb"/>
    </style:style>
    <style:style style:name="P72" style:family="paragraph" style:parent-style-name="Standard">
      <style:paragraph-properties fo:break-before="auto" fo:line-height="100%" style:writing-mode="lr-tb"/>
    </style:style>
    <style:style style:name="T72_1" style:family="text">
      <style:text-properties fo:font-size="14pt" style:font-size-asian="14pt" style:font-size-complex="14pt"/>
    </style:style>
    <style:style style:name="T72_2" style:family="text"/>
    <style:style style:name="T72_3" style:family="text"/>
    <style:style style:name="T72_4" style:family="text"/>
    <style:style style:name="T72_5" style:family="text"/>
    <style:style style:name="P73" style:family="paragraph" style:parent-style-name="Standard">
      <style:paragraph-properties fo:break-before="auto" fo:line-height="100%" style:writing-mode="lr-tb"/>
    </style:style>
    <style:style style:name="P74" style:family="paragraph" style:parent-style-name="Standard">
      <style:paragraph-properties fo:break-before="auto" fo:line-height="100%" style:writing-mode="lr-tb"/>
    </style:style>
    <style:style style:name="T74_1" style:family="text">
      <style:text-properties fo:font-size="14pt" style:font-size-asian="14pt" style:font-size-complex="14pt"/>
    </style:style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P75" style:family="paragraph" style:parent-style-name="Standard">
      <style:paragraph-properties fo:break-before="auto" fo:line-height="100%" style:writing-mode="lr-tb"/>
    </style:style>
    <style:style style:name="T75_1" style:family="text">
      <style:text-properties fo:font-size="14pt" style:font-size-asian="14pt" style:font-size-complex="14pt"/>
    </style:style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P76" style:family="paragraph" style:parent-style-name="Standard">
      <style:paragraph-properties fo:break-before="auto" fo:line-height="100%" style:writing-mode="lr-tb"/>
    </style:style>
    <style:style style:name="P77" style:family="paragraph" style:parent-style-name="Standard">
      <style:paragraph-properties fo:break-before="auto" fo:line-height="100%" style:writing-mode="lr-tb"/>
    </style:style>
    <style:style style:name="T77_1" style:family="text">
      <style:text-properties fo:font-size="14pt" style:font-size-asian="14pt" style:font-size-complex="14pt"/>
    </style:style>
    <style:style style:name="T77_2" style:family="text">
      <style:text-properties fo:font-size="14pt" style:font-size-asian="14pt" style:font-size-complex="14pt"/>
    </style:style>
    <style:style style:name="T77_3" style:family="text">
      <style:text-properties fo:font-size="14pt" style:font-size-asian="14pt" style:font-size-complex="14pt"/>
    </style:style>
    <style:style style:name="T77_4" style:family="text"/>
    <style:style style:name="P78" style:family="paragraph" style:parent-style-name="Standard">
      <style:paragraph-properties fo:break-before="auto" fo:line-height="100%" fo:margin-top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P79" style:family="paragraph" style:parent-style-name="Standard">
      <style:paragraph-properties fo:break-before="auto" fo:line-height="100%" fo:margin-top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P80" style:family="paragraph" style:parent-style-name="Standard">
      <style:paragraph-properties fo:break-before="auto" fo:line-height="100%" fo:margin-top="0cm" fo:margin-bottom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P81" style:family="paragraph" style:parent-style-name="Standard">
      <style:paragraph-properties fo:break-before="auto" fo:line-height="100%" style:writing-mode="lr-tb"/>
    </style:style>
    <style:style style:name="P82" style:family="paragraph" style:parent-style-name="Standard">
      <style:paragraph-properties fo:break-before="auto" fo:line-height="100%" style:writing-mode="lr-tb"/>
    </style:style>
    <style:style style:name="T82_1" style:family="text">
      <style:text-properties fo:font-size="14pt" style:font-size-asian="14pt" style:font-size-complex="14pt"/>
    </style:style>
    <style:style style:name="T82_2" style:family="text">
      <style:text-properties fo:font-size="14pt" style:font-size-asian="14pt" style:font-size-complex="14pt"/>
    </style:style>
    <style:style style:name="T82_3" style:family="text">
      <style:text-properties fo:font-size="14pt" style:font-size-asian="14pt" style:font-size-complex="14pt"/>
    </style:style>
    <style:style style:name="T82_4" style:family="text"/>
    <style:style style:name="P83" style:family="paragraph" style:parent-style-name="Standard">
      <style:paragraph-properties fo:break-before="auto" fo:line-height="100%" fo:margin-top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T83_49" style:family="text"/>
    <style:style style:name="T83_50" style:family="text"/>
    <style:style style:name="T83_51" style:family="text"/>
    <style:style style:name="T83_52" style:family="text"/>
    <style:style style:name="T83_53" style:family="text"/>
    <style:style style:name="T83_54" style:family="text"/>
    <style:style style:name="P84" style:family="paragraph" style:parent-style-name="Standard">
      <style:paragraph-properties fo:break-before="auto" fo:line-height="100%" fo:margin-top="0cm" fo:margin-bottom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T84_53" style:family="text"/>
    <style:style style:name="T84_54" style:family="text"/>
    <style:style style:name="T84_55" style:family="text"/>
    <style:style style:name="T84_56" style:family="text"/>
    <style:style style:name="T84_57" style:family="text"/>
    <style:style style:name="T84_58" style:family="text"/>
    <style:style style:name="T84_59" style:family="text"/>
    <style:style style:name="T84_60" style:family="text"/>
    <style:style style:name="T84_61" style:family="text"/>
    <style:style style:name="T84_62" style:family="text"/>
    <style:style style:name="T84_63" style:family="text"/>
    <style:style style:name="T84_64" style:family="text"/>
    <style:style style:name="T84_65" style:family="text"/>
    <style:style style:name="T84_66" style:family="text"/>
    <style:style style:name="T84_67" style:family="text"/>
    <style:style style:name="T84_68" style:family="text"/>
    <style:style style:name="T84_69" style:family="text"/>
    <style:style style:name="T84_70" style:family="text"/>
    <style:style style:name="T84_71" style:family="text"/>
    <style:style style:name="T84_72" style:family="text"/>
    <style:style style:name="T84_73" style:family="text"/>
    <style:style style:name="T84_74" style:family="text"/>
    <style:style style:name="T84_75" style:family="text"/>
    <style:style style:name="T84_76" style:family="text"/>
    <style:style style:name="T84_77" style:family="text"/>
    <style:style style:name="T84_78" style:family="text"/>
    <style:style style:name="T84_79" style:family="text"/>
    <style:style style:name="T84_80" style:family="text"/>
    <style:style style:name="T84_81" style:family="text"/>
    <style:style style:name="T84_82" style:family="text"/>
    <style:style style:name="T84_83" style:family="text"/>
    <style:style style:name="T84_84" style:family="text"/>
    <style:style style:name="P85" style:family="paragraph" style:parent-style-name="Standard">
      <style:paragraph-properties fo:break-before="auto" fo:line-height="100%" style:writing-mode="lr-tb"/>
    </style:style>
    <style:style style:name="P86" style:family="paragraph" style:parent-style-name="Standard">
      <style:paragraph-properties fo:break-before="auto" fo:line-height="100%" style:writing-mode="lr-tb"/>
    </style:style>
    <style:style style:name="T86_1" style:family="text">
      <style:text-properties fo:font-size="14pt" style:font-size-asian="14pt" style:font-size-complex="14pt"/>
    </style:style>
    <style:style style:name="T86_2" style:family="text"/>
    <style:style style:name="P87" style:family="paragraph" style:parent-style-name="Standard">
      <style:paragraph-properties fo:break-before="auto" fo:line-height="100%" style:writing-mode="lr-tb"/>
    </style:style>
    <style:style style:name="T87_1" style:family="text">
      <style:text-properties fo:font-size="14pt" style:font-size-asian="14pt" style:font-size-complex="14pt"/>
    </style:style>
    <style:style style:name="T87_2" style:family="text"/>
    <style:style style:name="P88" style:family="paragraph" style:parent-style-name="Standard">
      <style:paragraph-properties fo:break-before="auto" fo:line-height="100%" style:writing-mode="lr-tb"/>
      <style:text-properties fo:font-size="16pt" style:font-size-asian="16pt" style:font-size-complex="16pt"/>
    </style:style>
    <style:style style:name="P89" style:family="paragraph" style:parent-style-name="Standard">
      <style:paragraph-properties fo:break-before="auto" fo:line-height="100%" style:writing-mode="lr-tb"/>
    </style:style>
    <style:style style:name="T89_1" style:family="text">
      <style:text-properties fo:color="#00ccff" fo:font-size="16pt" style:font-size-asian="16pt" style:font-size-complex="16pt"/>
    </style:style>
    <style:style style:name="T89_2" style:family="text">
      <style:text-properties fo:color="#00ccff" fo:font-size="16pt" style:font-size-asian="16pt" style:font-size-complex="16pt"/>
    </style:style>
    <style:style style:name="T89_3" style:family="text">
      <style:text-properties fo:color="#00ccff" fo:font-size="16pt" style:font-size-asian="16pt" style:font-size-complex="16pt"/>
    </style:style>
    <style:style style:name="T89_4" style:family="text">
      <style:text-properties fo:color="#00ccff" fo:font-size="16pt" style:font-size-asian="16pt" style:font-size-complex="16pt"/>
    </style:style>
    <style:style style:name="T89_5" style:family="text">
      <style:text-properties fo:color="#00ccff" fo:font-size="16pt" style:font-size-asian="16pt" style:font-size-complex="16pt"/>
    </style:style>
    <style:style style:name="P90" style:family="paragraph" style:parent-style-name="Standard">
      <style:paragraph-properties fo:break-before="auto" fo:line-height="100%" style:writing-mode="lr-tb"/>
      <style:text-properties fo:color="#00ccff" fo:font-size="16pt" style:font-size-asian="16pt" style:font-size-complex="16pt"/>
    </style:style>
    <style:style style:name="P91" style:family="paragraph" style:parent-style-name="Standard">
      <style:paragraph-properties fo:break-before="auto" fo:line-height="100%" style:writing-mode="lr-tb"/>
    </style:style>
    <style:style style:name="T91_1" style:family="text">
      <style:text-properties fo:font-size="14pt" style:font-size-asian="14pt" style:font-size-complex="14pt"/>
    </style:style>
    <style:style style:name="T91_2" style:family="text">
      <style:text-properties fo:font-size="14pt" style:font-size-asian="14pt" style:font-size-complex="14pt"/>
    </style:style>
    <style:style style:name="T91_3" style:family="text">
      <style:text-properties fo:font-size="14pt" style:font-size-asian="14pt" style:font-size-complex="14pt"/>
    </style:style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P92" style:family="paragraph" style:parent-style-name="Standard">
      <style:paragraph-properties fo:break-before="auto" fo:line-height="100%" style:writing-mode="lr-tb"/>
    </style:style>
    <style:style style:name="P93" style:family="paragraph" style:parent-style-name="Standard">
      <style:paragraph-properties fo:break-before="auto" fo:line-height="100%" style:writing-mode="lr-tb"/>
    </style:style>
    <style:style style:name="T93_1" style:family="text">
      <style:text-properties fo:font-size="14pt" style:font-size-asian="14pt" style:font-size-complex="14pt"/>
    </style:style>
    <style:style style:name="T93_2" style:family="text"/>
    <style:style style:name="T93_3" style:family="text"/>
    <style:style style:name="T93_4" style:family="text"/>
    <style:style style:name="T93_5" style:family="text"/>
    <style:style style:name="P94" style:family="paragraph" style:parent-style-name="Standard">
      <style:paragraph-properties fo:break-before="auto" fo:line-height="100%" style:writing-mode="lr-tb"/>
    </style:style>
    <style:style style:name="P95" style:family="paragraph" style:parent-style-name="Standard">
      <style:paragraph-properties fo:break-before="auto" fo:line-height="100%" style:writing-mode="lr-tb"/>
    </style:style>
    <style:style style:name="T95_1" style:family="text">
      <style:text-properties fo:font-size="14pt" style:font-size-asian="14pt" style:font-size-complex="14pt"/>
    </style:style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P96" style:family="paragraph" style:parent-style-name="Standard">
      <style:paragraph-properties fo:break-before="auto" fo:line-height="100%" style:writing-mode="lr-tb"/>
    </style:style>
    <style:style style:name="T96_1" style:family="text">
      <style:text-properties fo:font-size="14pt" style:font-size-asian="14pt" style:font-size-complex="14pt"/>
    </style:style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P97" style:family="paragraph" style:parent-style-name="Standard">
      <style:paragraph-properties fo:break-before="auto" fo:line-height="100%" style:writing-mode="lr-tb"/>
    </style:style>
    <style:style style:name="P98" style:family="paragraph" style:parent-style-name="Standard">
      <style:paragraph-properties fo:break-before="auto" fo:line-height="100%" style:writing-mode="lr-tb"/>
    </style:style>
    <style:style style:name="T98_1" style:family="text">
      <style:text-properties fo:font-size="14pt" style:font-size-asian="14pt" style:font-size-complex="14pt"/>
    </style:style>
    <style:style style:name="T98_2" style:family="text">
      <style:text-properties fo:font-size="14pt" style:font-size-asian="14pt" style:font-size-complex="14pt"/>
    </style:style>
    <style:style style:name="T98_3" style:family="text">
      <style:text-properties fo:font-size="14pt" style:font-size-asian="14pt" style:font-size-complex="14pt"/>
    </style:style>
    <style:style style:name="T98_4" style:family="text"/>
    <style:style style:name="P99" style:family="paragraph" style:parent-style-name="Standard">
      <style:paragraph-properties fo:break-before="auto" fo:line-height="100%" fo:margin-top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P100" style:family="paragraph" style:parent-style-name="Standard">
      <style:paragraph-properties fo:break-before="auto" fo:line-height="100%" fo:margin-top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P101" style:family="paragraph" style:parent-style-name="Standard">
      <style:paragraph-properties fo:break-before="auto" fo:line-height="100%" fo:margin-top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P102" style:family="paragraph" style:parent-style-name="Standard">
      <style:paragraph-properties fo:break-before="auto" fo:line-height="100%" fo:margin-top="0cm" fo:margin-bottom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P103" style:family="paragraph" style:parent-style-name="Standard">
      <style:paragraph-properties fo:break-before="auto" fo:line-height="100%" style:writing-mode="lr-tb"/>
    </style:style>
    <style:style style:name="P104" style:family="paragraph" style:parent-style-name="Standard">
      <style:paragraph-properties fo:break-before="auto" fo:line-height="100%" style:writing-mode="lr-tb"/>
    </style:style>
    <style:style style:name="T104_1" style:family="text">
      <style:text-properties fo:font-size="14pt" style:font-size-asian="14pt" style:font-size-complex="14pt"/>
    </style:style>
    <style:style style:name="T104_2" style:family="text">
      <style:text-properties fo:font-size="14pt" style:font-size-asian="14pt" style:font-size-complex="14pt"/>
    </style:style>
    <style:style style:name="T104_3" style:family="text">
      <style:text-properties fo:font-size="14pt" style:font-size-asian="14pt" style:font-size-complex="14pt"/>
    </style:style>
    <style:style style:name="T104_4" style:family="text"/>
    <style:style style:name="P105" style:family="paragraph" style:parent-style-name="Standard">
      <style:paragraph-properties fo:break-before="auto" fo:line-height="100%" fo:margin-top="0cm" fo:margin-bottom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T105_32" style:family="text"/>
    <style:style style:name="T105_33" style:family="text"/>
    <style:style style:name="T105_34" style:family="text"/>
    <style:style style:name="T105_35" style:family="text"/>
    <style:style style:name="T105_36" style:family="text"/>
    <style:style style:name="T105_37" style:family="text"/>
    <style:style style:name="T105_38" style:family="text"/>
    <style:style style:name="T105_39" style:family="text"/>
    <style:style style:name="T105_40" style:family="text"/>
    <style:style style:name="T105_41" style:family="text"/>
    <style:style style:name="T105_42" style:family="text"/>
    <style:style style:name="T105_43" style:family="text"/>
    <style:style style:name="T105_44" style:family="text"/>
    <style:style style:name="T105_45" style:family="text"/>
    <style:style style:name="T105_46" style:family="text"/>
    <style:style style:name="P106" style:family="paragraph" style:parent-style-name="Standard">
      <style:paragraph-properties fo:break-before="auto" fo:line-height="100%" style:writing-mode="lr-tb"/>
    </style:style>
    <style:style style:name="P107" style:family="paragraph" style:parent-style-name="Standard">
      <style:paragraph-properties fo:break-before="auto" fo:line-height="100%" style:writing-mode="lr-tb"/>
    </style:style>
    <style:style style:name="T107_1" style:family="text">
      <style:text-properties fo:font-size="14pt" style:font-size-asian="14pt" style:font-size-complex="14pt"/>
    </style:style>
    <style:style style:name="T107_2" style:family="text"/>
    <style:style style:name="P108" style:family="paragraph" style:parent-style-name="Standard">
      <style:paragraph-properties fo:break-before="auto" fo:line-height="100%" style:writing-mode="lr-tb"/>
    </style:style>
    <style:style style:name="T108_1" style:family="text">
      <style:text-properties fo:font-size="14pt" style:font-size-asian="14pt" style:font-size-complex="14pt"/>
    </style:style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</office:automatic-styles>
  <office:body>
    <office:text>
      <text:p text:style-name="P1"><text:span text:style-name="T1_1">Slučajevi</text:span><text:span text:style-name="T1_2"><text:s/></text:span><text:span text:style-name="T1_3">upotrebe</text:span><text:span text:style-name="T1_4">:<text:s/></text:span><text:span text:style-name="T1_5">Nabavke</text:span><text:span text:style-name="T1_6"><text:s/></text:span><text:span text:style-name="T1_7">mašina</text:span></text:p>
      <text:p text:style-name="P2"/>
      <text:p text:style-name="P3"><text:span text:style-name="T3_1">I</text:span><text:span text:style-name="T3_2"><text:s/></text:span><text:span text:style-name="T3_3">Provera</text:span><text:span text:style-name="T3_4"><text:s/></text:span><text:span text:style-name="T3_5">stanja</text:span><text:span text:style-name="T3_6"><text:s/></text:span><text:span text:style-name="T3_7">mašina</text:span></text:p>
      <text:p text:style-name="P4"/>
      <text:p text:style-name="P5"><text:span text:style-name="T5_1">Kratak</text:span><text:span text:style-name="T5_2"><text:s/></text:span><text:span text:style-name="T5_3">opis</text:span><text:span text:style-name="T5_4">:<text:s/></text:span><text:span text:style-name="T5_5">Proverava</text:span><text:span text:style-name="T5_6"><text:s/></text:span><text:span text:style-name="T5_7">se</text:span><text:span text:style-name="T5_8"><text:s/></text:span><text:span text:style-name="T5_9">koje</text:span><text:span text:style-name="T5_10"><text:s/></text:span><text:span text:style-name="T5_11">su</text:span><text:span text:style-name="T5_12"><text:s/></text:span><text:span text:style-name="T5_13">mašine</text:span><text:span text:style-name="T5_14"><text:s/></text:span><text:span text:style-name="T5_15">potrebne</text:span><text:span text:style-name="T5_16"><text:s/></text:span><text:span text:style-name="T5_17">i</text:span><text:span text:style-name="T5_18"><text:s/></text:span><text:span text:style-name="T5_19">dostupne</text:span><text:span text:style-name="T5_20"><text:s/></text:span><text:span text:style-name="T5_21">za</text:span><text:span text:style-name="T5_22"><text:s/></text:span><text:span text:style-name="T5_23">rad</text:span><text:span text:style-name="T5_24">,<text:s/></text:span><text:span text:style-name="T5_25">ukoliko</text:span><text:span text:style-name="T5_26"><text:s/></text:span><text:span text:style-name="T5_27">neka</text:span><text:span text:style-name="T5_28"><text:s/></text:span><text:span text:style-name="T5_29">nije</text:span><text:span text:style-name="T5_30">,<text:s/></text:span><text:span text:style-name="T5_31">sastavlja</text:span><text:span text:style-name="T5_32"><text:s/></text:span><text:span text:style-name="T5_33">se</text:span><text:span text:style-name="T5_34"><text:s/></text:span><text:span text:style-name="T5_35">spisak</text:span><text:span text:style-name="T5_36"><text:s/></text:span><text:span text:style-name="T5_37">za</text:span><text:span text:style-name="T5_38"><text:s/></text:span><text:span text:style-name="T5_39">naručivanje</text:span><text:span text:style-name="T5_40"><text:s/></text:span><text:span text:style-name="T5_41">od</text:span><text:span text:style-name="T5_42"><text:s/></text:span><text:span text:style-name="T5_43">dobavljača</text:span><text:span text:style-name="T5_44">.</text:span></text:p>
      <text:p text:style-name="P6"/>
      <text:p text:style-name="P7"><text:span text:style-name="T7_1">Učesnici</text:span><text:span text:style-name="T7_2">:<text:s/></text:span><text:span text:style-name="T7_3">Menadžment</text:span></text:p>
      <text:p text:style-name="P8"/>
      <text:p text:style-name="P9"><text:span text:style-name="T9_1">Preduslovi</text:span><text:span text:style-name="T9_2">:<text:s/></text:span><text:span text:style-name="T9_3">Potrebna</text:span><text:span text:style-name="T9_4"><text:s/></text:span><text:span text:style-name="T9_5">je</text:span><text:span text:style-name="T9_6"><text:s/></text:span><text:span text:style-name="T9_7">neka</text:span><text:span text:style-name="T9_8"><text:s/></text:span><text:span text:style-name="T9_9">mašina</text:span><text:span text:style-name="T9_10"><text:s/></text:span><text:span text:style-name="T9_11">za</text:span><text:span text:style-name="T9_12"><text:s/></text:span><text:span text:style-name="T9_13">obavljanje</text:span><text:span text:style-name="T9_14"><text:s/></text:span><text:span text:style-name="T9_15">rada</text:span><text:span text:style-name="T9_16">.</text:span></text:p>
      <text:p text:style-name="P10"><text:span text:style-name="T10_1">Postuslovi</text:span><text:span text:style-name="T10_2">:<text:s/></text:span><text:span text:style-name="T10_3">Poznato</text:span><text:span text:style-name="T10_4"><text:s/></text:span><text:span text:style-name="T10_5">je</text:span><text:span text:style-name="T10_6"><text:s/></text:span><text:span text:style-name="T10_7">stanje</text:span><text:span text:style-name="T10_8"><text:s/></text:span><text:span text:style-name="T10_9">dostupnih</text:span><text:span text:style-name="T10_10"><text:s/></text:span><text:span text:style-name="T10_11">mašina</text:span><text:span text:style-name="T10_12">,<text:s/></text:span><text:span text:style-name="T10_13">i</text:span><text:span text:style-name="T10_14"><text:s/></text:span><text:span text:style-name="T10_15">sastavljen</text:span><text:span text:style-name="T10_16"><text:s/></text:span><text:span text:style-name="T10_17">je</text:span><text:span text:style-name="T10_18"><text:s/></text:span><text:span text:style-name="T10_19">spisak</text:span><text:span text:style-name="T10_20"><text:s/></text:span><text:span text:style-name="T10_21">za</text:span><text:span text:style-name="T10_22"><text:s/></text:span><text:span text:style-name="T10_23">naručivanje</text:span><text:span text:style-name="T10_24">.</text:span></text:p>
      <text:p text:style-name="P11"/>
      <text:p text:style-name="P12"><text:span text:style-name="T12_1">Glavni</text:span><text:span text:style-name="T12_2"><text:s/></text:span><text:span text:style-name="T12_3">tok</text:span><text:span text:style-name="T12_4">:</text:span></text:p>
      <text:list text:style-name="LS1" xml:id="list0">
        <text:list-item>
          <text:p text:style-name="P13"><text:span text:style-name="T13_1">Menadžment</text:span><text:span text:style-name="T13_2"><text:s/></text:span><text:span text:style-name="T13_3">proverava</text:span><text:span text:style-name="T13_4"><text:s/></text:span><text:span text:style-name="T13_5">spisak</text:span><text:span text:style-name="T13_6"><text:s/></text:span><text:span text:style-name="T13_7">potrebnih</text:span><text:span text:style-name="T13_8"><text:s/></text:span><text:span text:style-name="T13_9">mašina</text:span><text:span text:style-name="T13_10">.</text:span></text:p>
        </text:list-item>
        <text:list-item>
          <text:p text:style-name="P14"><text:span text:style-name="T14_1">Proverava</text:span><text:span text:style-name="T14_2"><text:s/></text:span><text:span text:style-name="T14_3">da</text:span><text:span text:style-name="T14_4"><text:s/></text:span><text:span text:style-name="T14_5">li</text:span><text:span text:style-name="T14_6"><text:s/></text:span><text:span text:style-name="T14_7">su</text:span><text:span text:style-name="T14_8"><text:s/></text:span><text:span text:style-name="T14_9">neke</text:span><text:span text:style-name="T14_10"><text:s/></text:span><text:span text:style-name="T14_11">od</text:span><text:span text:style-name="T14_12"><text:s/></text:span><text:span text:style-name="T14_13">mašina</text:span><text:span text:style-name="T14_14"><text:s/></text:span><text:span text:style-name="T14_15">sa</text:span><text:span text:style-name="T14_16"><text:s/></text:span><text:span text:style-name="T14_17">spiska</text:span><text:span text:style-name="T14_18"><text:s/></text:span><text:span text:style-name="T14_19">već</text:span><text:span text:style-name="T14_20"><text:s/></text:span><text:span text:style-name="T14_21">dostupne</text:span><text:span text:style-name="T14_22">.</text:span></text:p>
        </text:list-item>
        <text:list-item>
          <text:p text:style-name="P15"><text:span text:style-name="T15_1">Sastavlja</text:span><text:span text:style-name="T15_2"><text:s/></text:span><text:span text:style-name="T15_3">se</text:span><text:span text:style-name="T15_4"><text:s/></text:span><text:span text:style-name="T15_5">spisak</text:span><text:span text:style-name="T15_6"><text:s/></text:span><text:span text:style-name="T15_7">nedostupnih</text:span><text:span text:style-name="T15_8"><text:s/></text:span><text:span text:style-name="T15_9">mašina</text:span><text:span text:style-name="T15_10"><text:s/></text:span><text:span text:style-name="T15_11">za</text:span><text:span text:style-name="T15_12"><text:s/></text:span><text:span text:style-name="T15_13">naručivanje</text:span><text:span text:style-name="T15_14">.</text:span></text:p>
        </text:list-item>
      </text:list>
      <text:p text:style-name="P16"/>
      <text:p text:style-name="P17"><text:span text:style-name="T17_1">Alternativni</text:span><text:span text:style-name="T17_2"><text:s/></text:span><text:span text:style-name="T17_3">tok</text:span><text:span text:style-name="T17_4">:</text:span></text:p>
      <text:p text:style-name="P18"><text:span text:style-name="T18_1">/</text:span></text:p>
      <text:p text:style-name="P19"/>
      <text:p text:style-name="P20"><text:span text:style-name="T20_1">Ulaz</text:span><text:span text:style-name="T20_2">:<text:s/></text:span><text:span text:style-name="T20_3">Spisak</text:span><text:span text:style-name="T20_4"><text:s/></text:span><text:span text:style-name="T20_5">potrebnih</text:span><text:span text:style-name="T20_6"><text:s/></text:span><text:span text:style-name="T20_7">mašina</text:span></text:p>
      <text:p text:style-name="P21"><text:span text:style-name="T21_1">Izlaz</text:span><text:span text:style-name="T21_2">:<text:s/></text:span><text:span text:style-name="T21_3">Spisak</text:span><text:span text:style-name="T21_4"><text:s/></text:span><text:span text:style-name="T21_5">mašina</text:span><text:span text:style-name="T21_6"><text:s/></text:span><text:span text:style-name="T21_7">za</text:span><text:span text:style-name="T21_8"><text:s/></text:span><text:span text:style-name="T21_9">naručivanje</text:span></text:p>
      <text:p text:style-name="P22"/>
      <text:p text:style-name="P23"><text:span text:style-name="T23_1">II</text:span><text:span text:style-name="T23_2"><text:s/></text:span><text:span text:style-name="T23_3">Odabir</text:span><text:span text:style-name="T23_4"><text:s/></text:span><text:span text:style-name="T23_5">dobavljača</text:span></text:p>
      <text:p text:style-name="P24"/>
      <text:p text:style-name="P25"><text:span text:style-name="T25_1">Kratak</text:span><text:span text:style-name="T25_2"><text:s/></text:span><text:span text:style-name="T25_3">opis</text:span><text:span text:style-name="T25_4">:<text:s/></text:span><text:span text:style-name="T25_5">Odlučuje</text:span><text:span text:style-name="T25_6"><text:s/></text:span><text:span text:style-name="T25_7">se</text:span><text:span text:style-name="T25_8"><text:s/></text:span><text:span text:style-name="T25_9">da</text:span><text:span text:style-name="T25_10"><text:s/></text:span><text:span text:style-name="T25_11">li</text:span><text:span text:style-name="T25_12"><text:s/></text:span><text:span text:style-name="T25_13">se</text:span><text:span text:style-name="T25_14"><text:s/></text:span><text:span text:style-name="T25_15">kupuje</text:span><text:span text:style-name="T25_16"><text:s/></text:span><text:span text:style-name="T25_17">polovna</text:span><text:span text:style-name="T25_18"><text:s/></text:span><text:span text:style-name="T25_19">ili</text:span><text:span text:style-name="T25_20"><text:s/></text:span><text:span text:style-name="T25_21">nova</text:span><text:span text:style-name="T25_22"><text:s/></text:span><text:span text:style-name="T25_23">mašina</text:span><text:span text:style-name="T25_24">;<text:s/></text:span><text:span text:style-name="T25_25">ispituju</text:span><text:span text:style-name="T25_26"><text:s/></text:span><text:span text:style-name="T25_27">se</text:span><text:span text:style-name="T25_28"><text:s/></text:span><text:span text:style-name="T25_29">cene</text:span><text:span text:style-name="T25_30"><text:s/></text:span><text:span text:style-name="T25_31">mašina</text:span><text:span text:style-name="T25_32"><text:s/></text:span><text:span text:style-name="T25_33">na</text:span><text:span text:style-name="T25_34"><text:s/></text:span><text:span text:style-name="T25_35">tržištu</text:span><text:span text:style-name="T25_36">,<text:s/></text:span><text:span text:style-name="T25_37">njihov</text:span><text:span text:style-name="T25_38"><text:s/></text:span><text:span text:style-name="T25_39">kvalitet</text:span><text:span text:style-name="T25_40"><text:s/></text:span><text:span text:style-name="T25_41">i</text:span><text:span text:style-name="T25_42"><text:s/></text:span><text:span text:style-name="T25_43">njihovo</text:span><text:span text:style-name="T25_44"><text:s/></text:span><text:span text:style-name="T25_45">stanje</text:span><text:span text:style-name="T25_46">.</text:span></text:p>
      <text:p text:style-name="P26"/>
      <text:p text:style-name="P27"><text:span text:style-name="T27_1">Učesnici</text:span><text:span text:style-name="T27_2">:<text:s/></text:span><text:span text:style-name="T27_3">Menadžment</text:span><text:span text:style-name="T27_4">,<text:s/></text:span><text:span text:style-name="T27_5">dobavljač</text:span></text:p>
      <text:p text:style-name="P28"/>
      <text:p text:style-name="P29"><text:span text:style-name="T29_1">Preduslovi</text:span><text:span text:style-name="T29_2">:<text:s/></text:span><text:span text:style-name="T29_3">Poznat</text:span><text:span text:style-name="T29_4"><text:s/></text:span><text:span text:style-name="T29_5">je</text:span><text:span text:style-name="T29_6"><text:s/></text:span><text:span text:style-name="T29_7">spisak</text:span><text:span text:style-name="T29_8"><text:s/></text:span><text:span text:style-name="T29_9">mašina</text:span><text:span text:style-name="T29_10"><text:s/></text:span><text:span text:style-name="T29_11">potrebnih</text:span><text:span text:style-name="T29_12"><text:s/></text:span><text:span text:style-name="T29_13">za</text:span><text:span text:style-name="T29_14"><text:s/></text:span><text:span text:style-name="T29_15">kupovinu</text:span><text:span text:style-name="T29_16">.</text:span></text:p>
      <text:p text:style-name="P30"><text:span text:style-name="T30_1">Postuslovi</text:span><text:span text:style-name="T30_2">:<text:s/></text:span><text:span text:style-name="T30_3">Odabran</text:span><text:span text:style-name="T30_4"><text:s/></text:span><text:span text:style-name="T30_5">je</text:span><text:span text:style-name="T30_6"><text:s/></text:span><text:span text:style-name="T30_7">dobavljač</text:span><text:span text:style-name="T30_8"><text:s/></text:span><text:span text:style-name="T30_9">za</text:span><text:span text:style-name="T30_10"><text:s/></text:span><text:span text:style-name="T30_11">konkretnu</text:span><text:span text:style-name="T30_12"><text:s/></text:span><text:span text:style-name="T30_13">mašinu</text:span><text:span text:style-name="T30_14"><text:s/></text:span><text:span text:style-name="T30_15">sa</text:span><text:span text:style-name="T30_16"><text:s/></text:span><text:span text:style-name="T30_17">spiska</text:span><text:span text:style-name="T30_18">.</text:span></text:p>
      <text:p text:style-name="P31"/>
      <text:p text:style-name="P32"><text:span text:style-name="T32_1">Glavni</text:span><text:span text:style-name="T32_2"><text:s/></text:span><text:span text:style-name="T32_3">tok</text:span><text:span text:style-name="T32_4">:</text:span></text:p>
      <text:list text:style-name="LS2" xml:id="list3">
        <text:list-item>
          <text:p text:style-name="P33"><text:span text:style-name="T33_1">Menadžment</text:span><text:span text:style-name="T33_2"><text:s/></text:span><text:span text:style-name="T33_3">kontaktira</text:span><text:span text:style-name="T33_4"><text:s/></text:span><text:span text:style-name="T33_5">dobavljače</text:span><text:span text:style-name="T33_6"><text:s/></text:span><text:span text:style-name="T33_7">radi</text:span><text:span text:style-name="T33_8"><text:s/></text:span><text:span text:style-name="T33_9">upita</text:span><text:span text:style-name="T33_10"><text:s/></text:span><text:span text:style-name="T33_11">o</text:span><text:span text:style-name="T33_12"><text:s/></text:span><text:span text:style-name="T33_13">potrebnim</text:span><text:span text:style-name="T33_14"><text:s/></text:span><text:span text:style-name="T33_15">mašinama</text:span><text:span text:style-name="T33_16">.</text:span></text:p>
        </text:list-item>
        <text:list-item>
          <text:p text:style-name="P34"><text:span text:style-name="T34_1">Dobavljač</text:span><text:span text:style-name="T34_2"><text:s/></text:span><text:span text:style-name="T34_3">iznosi</text:span><text:span text:style-name="T34_4"><text:s/></text:span><text:span text:style-name="T34_5">činjenice</text:span><text:span text:style-name="T34_6"><text:s/></text:span><text:span text:style-name="T34_7">o</text:span><text:span text:style-name="T34_8"><text:s/></text:span><text:span text:style-name="T34_9">ceni</text:span><text:span text:style-name="T34_10"><text:s/></text:span><text:span text:style-name="T34_11">i</text:span><text:span text:style-name="T34_12"><text:s/></text:span><text:span text:style-name="T34_13">stanju</text:span><text:span text:style-name="T34_14"><text:s/></text:span><text:span text:style-name="T34_15">konkretne</text:span><text:span text:style-name="T34_16"><text:s/></text:span><text:span text:style-name="T34_17">mašine</text:span><text:span text:style-name="T34_18">.</text:span></text:p>
        </text:list-item>
        <text:list-item>
          <text:p text:style-name="P35"><text:span text:style-name="T35_1">Menadžment</text:span><text:span text:style-name="T35_2"><text:s/></text:span><text:span text:style-name="T35_3">se</text:span><text:span text:style-name="T35_4"><text:s/></text:span><text:span text:style-name="T35_5">odlučuje</text:span><text:span text:style-name="T35_6"><text:s/></text:span><text:span text:style-name="T35_7">za</text:span><text:span text:style-name="T35_8"><text:s/></text:span><text:span text:style-name="T35_9">dobavljača</text:span><text:span text:style-name="T35_10"><text:s/></text:span><text:span text:style-name="T35_11">na</text:span><text:span text:style-name="T35_12"><text:s/></text:span><text:span text:style-name="T35_13">osnovu</text:span><text:span text:style-name="T35_14"><text:s/></text:span><text:span text:style-name="T35_15">datih</text:span><text:span text:style-name="T35_16"><text:s/></text:span><text:span text:style-name="T35_17">činjenica</text:span><text:span text:style-name="T35_18">.</text:span></text:p>
        </text:list-item>
        <text:list-item>
          <text:p text:style-name="P36"><text:span text:style-name="T36_1">Obaveštava</text:span><text:span text:style-name="T36_2"><text:s/></text:span><text:span text:style-name="T36_3">se</text:span><text:span text:style-name="T36_4"><text:s/></text:span><text:span text:style-name="T36_5">dobavljač</text:span><text:span text:style-name="T36_6"><text:s/></text:span><text:span text:style-name="T36_7">o</text:span><text:span text:style-name="T36_8"><text:s/></text:span><text:span text:style-name="T36_9">nameri</text:span><text:span text:style-name="T36_10"><text:s/></text:span><text:span text:style-name="T36_11">kupovine</text:span><text:span text:style-name="T36_12">.</text:span></text:p>
        </text:list-item>
        <text:list-item>
          <text:p text:style-name="P37"><text:span text:style-name="T37_1">Dobavljač</text:span><text:span text:style-name="T37_2"><text:s/></text:span><text:span text:style-name="T37_3">traži</text:span><text:span text:style-name="T37_4"><text:s/></text:span><text:span text:style-name="T37_5">sastavljenu</text:span><text:span text:style-name="T37_6"><text:s/></text:span><text:span text:style-name="T37_7">porudžbenicu</text:span><text:span text:style-name="T37_8">.</text:span></text:p>
        </text:list-item>
      </text:list>
      <text:p text:style-name="P38"/>
      <text:p text:style-name="P39"><text:span text:style-name="T39_1">Alternativni</text:span><text:span text:style-name="T39_2"><text:s/></text:span><text:span text:style-name="T39_3">tok</text:span><text:span text:style-name="T39_4">:</text:span></text:p>
      <text:list text:style-name="LS3" xml:id="list8">
        <text:list-item>
          <text:p text:style-name="P40"><text:span text:style-name="T40_1">U</text:span><text:span text:style-name="T40_2"><text:s/></text:span><text:span text:style-name="T40_3">koraku</text:span><text:span text:style-name="T40_4"><text:s/>2.,<text:s/></text:span><text:span text:style-name="T40_5">dobavljač</text:span><text:span text:style-name="T40_6"><text:s/></text:span><text:span text:style-name="T40_7">može</text:span><text:span text:style-name="T40_8"><text:s/></text:span><text:span text:style-name="T40_9">da</text:span><text:span text:style-name="T40_10"><text:s/></text:span><text:span text:style-name="T40_11">bude</text:span><text:span text:style-name="T40_12"><text:s/></text:span><text:span text:style-name="T40_13">bez</text:span><text:span text:style-name="T40_14"><text:s/></text:span><text:span text:style-name="T40_15">potrebne</text:span><text:span text:style-name="T40_16"><text:s/></text:span><text:span text:style-name="T40_17">mašine</text:span><text:span text:style-name="T40_18"><text:s/></text:span><text:span text:style-name="T40_19">na</text:span><text:span text:style-name="T40_20"><text:s/></text:span><text:span text:style-name="T40_21">stanju</text:span><text:span text:style-name="T40_22">;<text:s/></text:span><text:span text:style-name="T40_23">u</text:span><text:span text:style-name="T40_24"><text:s/></text:span><text:span text:style-name="T40_25">tom</text:span><text:span text:style-name="T40_26"><text:s/></text:span><text:span text:style-name="T40_27">slučaju</text:span><text:span text:style-name="T40_28"><text:s/></text:span><text:span text:style-name="T40_29">se</text:span><text:span text:style-name="T40_30"><text:s/></text:span><text:span text:style-name="T40_31">traži</text:span><text:span text:style-name="T40_32"><text:s/></text:span><text:span text:style-name="T40_33">novi</text:span><text:span text:style-name="T40_34"><text:s/></text:span><text:span text:style-name="T40_35">dobavljač</text:span><text:span text:style-name="T40_36">,<text:s/></text:span><text:span text:style-name="T40_37">i</text:span><text:span text:style-name="T40_38"><text:s/></text:span><text:span text:style-name="T40_39">tok</text:span><text:span text:style-name="T40_40"><text:s/></text:span><text:span text:style-name="T40_41">se</text:span><text:span text:style-name="T40_42"><text:s/></text:span><text:span text:style-name="T40_43">nastavlja</text:span><text:span text:style-name="T40_44"><text:s/></text:span><text:span text:style-name="T40_45">od</text:span><text:span text:style-name="T40_46"><text:s/></text:span><text:span text:style-name="T40_47">koraka</text:span><text:span text:style-name="T40_48"><text:s/>1.</text:span></text:p>
        </text:list-item>
        <text:list-item>
          <text:p text:style-name="P41"><text:span text:style-name="T41_1">U</text:span><text:span text:style-name="T41_2"><text:s/></text:span><text:span text:style-name="T41_3">koraku</text:span><text:span text:style-name="T41_4"><text:s/>4.,<text:s/></text:span><text:span text:style-name="T41_5">dobavljač</text:span><text:span text:style-name="T41_6"><text:s/></text:span><text:span text:style-name="T41_7">može</text:span><text:span text:style-name="T41_8"><text:s/></text:span><text:span text:style-name="T41_9">da</text:span><text:span text:style-name="T41_10"><text:s/></text:span><text:span text:style-name="T41_11">odustane</text:span><text:span text:style-name="T41_12"><text:s/></text:span><text:span text:style-name="T41_13">od</text:span><text:span text:style-name="T41_14"><text:s/></text:span><text:span text:style-name="T41_15">svoje</text:span><text:span text:style-name="T41_16"><text:s/></text:span><text:span text:style-name="T41_17">ponude</text:span><text:span text:style-name="T41_18">;<text:s/></text:span><text:span text:style-name="T41_19">u</text:span><text:span text:style-name="T41_20"><text:s/></text:span><text:span text:style-name="T41_21">tom</text:span><text:span text:style-name="T41_22"><text:s/></text:span><text:span text:style-name="T41_23">slučaju</text:span><text:span text:style-name="T41_24"><text:s/></text:span><text:span text:style-name="T41_25">se</text:span><text:span text:style-name="T41_26"><text:s/></text:span><text:span text:style-name="T41_27">traži</text:span><text:span text:style-name="T41_28"><text:s/></text:span><text:span text:style-name="T41_29">novi</text:span><text:span text:style-name="T41_30"><text:s/></text:span><text:span text:style-name="T41_31">dobavljač</text:span><text:span text:style-name="T41_32">,<text:s/></text:span><text:span text:style-name="T41_33">i</text:span><text:span text:style-name="T41_34"><text:s/></text:span><text:span text:style-name="T41_35">tok</text:span><text:span text:style-name="T41_36"><text:s/></text:span><text:span text:style-name="T41_37">se</text:span><text:span text:style-name="T41_38"><text:s/></text:span><text:span text:style-name="T41_39">nastavlja</text:span><text:span text:style-name="T41_40"><text:s/></text:span><text:span text:style-name="T41_41">od</text:span><text:span text:style-name="T41_42"><text:s/></text:span><text:span text:style-name="T41_43">koraka</text:span><text:span text:style-name="T41_44"><text:s/>1.</text:span></text:p>
        </text:list-item>
      </text:list>
      <text:p text:style-name="P42"/>
      <text:p text:style-name="P43"><text:span text:style-name="T43_1">Ulaz</text:span><text:span text:style-name="T43_2">:<text:s/></text:span><text:span text:style-name="T43_3">Spisak</text:span><text:span text:style-name="T43_4"><text:s/></text:span><text:span text:style-name="T43_5">mašina</text:span><text:span text:style-name="T43_6"><text:s/></text:span><text:span text:style-name="T43_7">za</text:span><text:span text:style-name="T43_8"><text:s/></text:span><text:span text:style-name="T43_9">naručivanje</text:span></text:p>
      <text:p text:style-name="P44"><text:span text:style-name="T44_1">Izlaz</text:span><text:span text:style-name="T44_2">:<text:s/>/</text:span></text:p>
      <text:p text:style-name="P45"/>
      <text:p text:style-name="P46"><text:span text:style-name="T46_1">III</text:span><text:span text:style-name="T46_2"><text:s/></text:span><text:span text:style-name="T46_3">Kreiranje</text:span><text:span text:style-name="T46_4"><text:s/></text:span><text:span text:style-name="T46_5">porudžbenice</text:span></text:p>
      <text:p text:style-name="P47"/>
      <text:p text:style-name="P48"><text:span text:style-name="T48_1">Kratak</text:span><text:span text:style-name="T48_2"><text:s/></text:span><text:span text:style-name="T48_3">opis</text:span><text:span text:style-name="T48_4">:<text:s/></text:span><text:span text:style-name="T48_5">Sastavlja</text:span><text:span text:style-name="T48_6"><text:s/></text:span><text:span text:style-name="T48_7">se</text:span><text:span text:style-name="T48_8"><text:s/></text:span><text:span text:style-name="T48_9">porudžbenica</text:span><text:span text:style-name="T48_10"><text:s/></text:span><text:span text:style-name="T48_11">na</text:span><text:span text:style-name="T48_12"><text:s/></text:span><text:span text:style-name="T48_13">osnovu</text:span><text:span text:style-name="T48_14"><text:s/></text:span><text:span text:style-name="T48_15">spiska</text:span><text:span text:style-name="T48_16"><text:s/></text:span><text:span text:style-name="T48_17">i</text:span><text:span text:style-name="T48_18"><text:s/></text:span><text:span text:style-name="T48_19">dostavlja</text:span><text:span text:style-name="T48_20"><text:s/></text:span><text:span text:style-name="T48_21">se</text:span><text:span text:style-name="T48_22"><text:s/></text:span><text:span text:style-name="T48_23">dobavljaču</text:span><text:span text:style-name="T48_24">.</text:span></text:p>
      <text:p text:style-name="P49"/>
      <text:p text:style-name="P50"><text:span text:style-name="T50_1">Učesnici</text:span><text:span text:style-name="T50_2">:<text:s/></text:span><text:span text:style-name="T50_3">Menadžment</text:span><text:span text:style-name="T50_4">,<text:s/></text:span><text:span text:style-name="T50_5">dobavljač</text:span></text:p>
      <text:p text:style-name="P51"/>
      <text:p text:style-name="P52"><text:span text:style-name="T52_1">Preduslovi</text:span><text:span text:style-name="T52_2">:<text:s/></text:span><text:span text:style-name="T52_3">Odabran</text:span><text:span text:style-name="T52_4"><text:s/></text:span><text:span text:style-name="T52_5">je</text:span><text:span text:style-name="T52_6"><text:s/></text:span><text:span text:style-name="T52_7">dobavljač</text:span><text:span text:style-name="T52_8">.</text:span></text:p>
      <text:p text:style-name="P53"><text:span text:style-name="T53_1">Postuslovi</text:span><text:span text:style-name="T53_2">:<text:s/></text:span><text:span text:style-name="T53_3">Porudžbenica</text:span><text:span text:style-name="T53_4"><text:s/></text:span><text:span text:style-name="T53_5">je</text:span><text:span text:style-name="T53_6"><text:s/></text:span><text:span text:style-name="T53_7">dostavljena</text:span><text:span text:style-name="T53_8"><text:s/></text:span><text:span text:style-name="T53_9">dobavljaču</text:span><text:span text:style-name="T53_10">.</text:span></text:p>
      <text:p text:style-name="P54"/>
      <text:p text:style-name="P55"><text:span text:style-name="T55_1">Glavni</text:span><text:span text:style-name="T55_2"><text:s/></text:span><text:span text:style-name="T55_3">tok</text:span><text:span text:style-name="T55_4">:</text:span></text:p>
      <text:list text:style-name="LS4" xml:id="list10">
        <text:list-item>
          <text:p text:style-name="P56"><text:span text:style-name="T56_1">Menadžment</text:span><text:span text:style-name="T56_2"><text:s/></text:span><text:span text:style-name="T56_3">proverava</text:span><text:span text:style-name="T56_4"><text:s/></text:span><text:span text:style-name="T56_5">podatke</text:span><text:span text:style-name="T56_6"><text:s/></text:span><text:span text:style-name="T56_7">o</text:span><text:span text:style-name="T56_8"><text:s/></text:span><text:span text:style-name="T56_9">potrebnim</text:span><text:span text:style-name="T56_10"><text:s/></text:span><text:span text:style-name="T56_11">mašinama</text:span><text:span text:style-name="T56_12"><text:s/></text:span><text:span text:style-name="T56_13">sa</text:span><text:span text:style-name="T56_14"><text:s/></text:span><text:span text:style-name="T56_15">spiska</text:span><text:span text:style-name="T56_16"><text:s/></text:span><text:span text:style-name="T56_17">za</text:span><text:span text:style-name="T56_18"><text:s/></text:span><text:span text:style-name="T56_19">naručivanje</text:span><text:span text:style-name="T56_20">.</text:span></text:p>
        </text:list-item>
        <text:list-item>
          <text:p text:style-name="P57"><text:span text:style-name="T57_1">Podaci</text:span><text:span text:style-name="T57_2"><text:s/></text:span><text:span text:style-name="T57_3">se</text:span><text:span text:style-name="T57_4"><text:s/></text:span><text:span text:style-name="T57_5">unose</text:span><text:span text:style-name="T57_6"><text:s/></text:span><text:span text:style-name="T57_7">u</text:span><text:span text:style-name="T57_8"><text:s/></text:span><text:span text:style-name="T57_9">porudžbenicu</text:span><text:span text:style-name="T57_10">.</text:span></text:p>
        </text:list-item>
        <text:list-item>
          <text:p text:style-name="P58"><text:span text:style-name="T58_1">Porudžbenica</text:span><text:span text:style-name="T58_2"><text:s/></text:span><text:span text:style-name="T58_3">se</text:span><text:span text:style-name="T58_4"><text:s/></text:span><text:span text:style-name="T58_5">dostavlja</text:span><text:span text:style-name="T58_6"><text:s/></text:span><text:span text:style-name="T58_7">dobavljaču</text:span><text:span text:style-name="T58_8">.</text:span></text:p>
        </text:list-item>
        <text:list-item>
          <text:p text:style-name="P59"><text:span text:style-name="T59_1">Dobavljač</text:span><text:span text:style-name="T59_2"><text:s/></text:span><text:span text:style-name="T59_3">potvrđuje</text:span><text:span text:style-name="T59_4"><text:s/></text:span><text:span text:style-name="T59_5">još</text:span><text:span text:style-name="T59_6"><text:s/></text:span><text:span text:style-name="T59_7">jednom</text:span><text:span text:style-name="T59_8"><text:s/></text:span><text:span text:style-name="T59_9">cenu</text:span><text:span text:style-name="T59_10"><text:s/></text:span><text:span text:style-name="T59_11">i</text:span><text:span text:style-name="T59_12"><text:s/></text:span><text:span text:style-name="T59_13">dostupnost</text:span><text:span text:style-name="T59_14"><text:s/></text:span><text:span text:style-name="T59_15">mašina</text:span><text:span text:style-name="T59_16"><text:s/></text:span><text:span text:style-name="T59_17">sa</text:span><text:span text:style-name="T59_18"><text:s/></text:span><text:span text:style-name="T59_19">porudžbenice</text:span><text:span text:style-name="T59_20">.</text:span></text:p>
        </text:list-item>
      </text:list>
      <text:p text:style-name="P60"/>
      <text:p text:style-name="P61"><text:span text:style-name="T61_1">Alternativni</text:span><text:span text:style-name="T61_2"><text:s/></text:span><text:span text:style-name="T61_3">tok</text:span><text:span text:style-name="T61_4">:</text:span></text:p>
      <text:list text:style-name="LS5" xml:id="list14">
        <text:list-item>
          <text:p text:style-name="P62"><text:span text:style-name="T62_1">U</text:span><text:span text:style-name="T62_2"><text:s/></text:span><text:span text:style-name="T62_3">koraku</text:span><text:span text:style-name="T62_4"><text:s/>4.,<text:s/></text:span><text:span text:style-name="T62_5">dobavljač</text:span><text:span text:style-name="T62_6"><text:s/></text:span><text:span text:style-name="T62_7">može</text:span><text:span text:style-name="T62_8"><text:s/></text:span><text:span text:style-name="T62_9">u</text:span><text:span text:style-name="T62_10"><text:s/></text:span><text:span text:style-name="T62_11">međuvremenu</text:span><text:span text:style-name="T62_12"><text:s/></text:span><text:span text:style-name="T62_13">da</text:span><text:span text:style-name="T62_14"><text:s/></text:span><text:span text:style-name="T62_15">ostane</text:span><text:span text:style-name="T62_16"><text:s/></text:span><text:span text:style-name="T62_17">bez</text:span><text:span text:style-name="T62_18"><text:s/></text:span><text:span text:style-name="T62_19">potrebne</text:span><text:span text:style-name="T62_20"><text:s/></text:span><text:span text:style-name="T62_21">mašine</text:span><text:span text:style-name="T62_22">;<text:s/></text:span><text:span text:style-name="T62_23">u</text:span><text:span text:style-name="T62_24"><text:s/></text:span><text:span text:style-name="T62_25">tom</text:span><text:span text:style-name="T62_26"><text:s/></text:span><text:span text:style-name="T62_27">slučaju</text:span><text:span text:style-name="T62_28"><text:s/></text:span><text:span text:style-name="T62_29">se</text:span><text:span text:style-name="T62_30"><text:s/></text:span><text:span text:style-name="T62_31">traži</text:span><text:span text:style-name="T62_32"><text:s/></text:span><text:span text:style-name="T62_33">novi</text:span><text:span text:style-name="T62_34"><text:s/></text:span><text:span text:style-name="T62_35">dobavljač</text:span><text:span text:style-name="T62_36"><text:s/></text:span><text:span text:style-name="T62_37">za</text:span><text:span text:style-name="T62_38"><text:s/></text:span><text:span text:style-name="T62_39">tu</text:span><text:span text:style-name="T62_40"><text:s/></text:span><text:span text:style-name="T62_41">mašinu</text:span><text:span text:style-name="T62_42">.</text:span></text:p>
        </text:list-item>
        <text:list-item>
          <text:p text:style-name="P63"><text:span text:style-name="T63_1">U</text:span><text:span text:style-name="T63_2"><text:s/></text:span><text:span text:style-name="T63_3">koraku</text:span><text:span text:style-name="T63_4"><text:s/>4.,<text:s/></text:span><text:span text:style-name="T63_5">dobavljač</text:span><text:span text:style-name="T63_6"><text:s/></text:span><text:span text:style-name="T63_7">može</text:span><text:span text:style-name="T63_8"><text:s/></text:span><text:span text:style-name="T63_9">da</text:span><text:span text:style-name="T63_10"><text:s/></text:span><text:span text:style-name="T63_11">obavesti</text:span><text:span text:style-name="T63_12"><text:s/></text:span><text:span text:style-name="T63_13">menadžment</text:span><text:span text:style-name="T63_14"><text:s/></text:span><text:span text:style-name="T63_15">da</text:span><text:span text:style-name="T63_16"><text:s/></text:span><text:span text:style-name="T63_17">se</text:span><text:span text:style-name="T63_18"><text:s/></text:span><text:span text:style-name="T63_19">cena</text:span><text:span text:style-name="T63_20"><text:s/></text:span><text:span text:style-name="T63_21">neke</text:span><text:span text:style-name="T63_22"><text:s/></text:span><text:span text:style-name="T63_23">mašine</text:span><text:span text:style-name="T63_24"><text:s/></text:span><text:span text:style-name="T63_25">izmenila</text:span><text:span text:style-name="T63_26">;<text:s/></text:span><text:span text:style-name="T63_27">menadžment</text:span><text:span text:style-name="T63_28"><text:s/></text:span><text:span text:style-name="T63_29">bira</text:span><text:span text:style-name="T63_30"><text:s/></text:span><text:span text:style-name="T63_31">da</text:span><text:span text:style-name="T63_32"><text:s/></text:span><text:span text:style-name="T63_33">li</text:span><text:span text:style-name="T63_34"><text:s/></text:span><text:span text:style-name="T63_35">ostaje</text:span><text:span text:style-name="T63_36"><text:s/></text:span><text:span text:style-name="T63_37">pri</text:span><text:span text:style-name="T63_38"><text:s/></text:span><text:span text:style-name="T63_39">istom</text:span><text:span text:style-name="T63_40"><text:s/></text:span><text:span text:style-name="T63_41">dobavljaču</text:span><text:span text:style-name="T63_42">,<text:s/></text:span><text:span text:style-name="T63_43">pri</text:span><text:span text:style-name="T63_44"><text:s/></text:span><text:span text:style-name="T63_45">čemu</text:span><text:span text:style-name="T63_46"><text:s/></text:span><text:span text:style-name="T63_47">se</text:span><text:span text:style-name="T63_48"><text:s/></text:span><text:span text:style-name="T63_49">glavni</text:span><text:span text:style-name="T63_50"><text:s/></text:span><text:span text:style-name="T63_51">tok</text:span><text:span text:style-name="T63_52"><text:s/></text:span><text:span text:style-name="T63_53">završava</text:span><text:span text:style-name="T63_54">,<text:s/></text:span><text:span text:style-name="T63_55">ili</text:span><text:span text:style-name="T63_56"><text:s/></text:span><text:span text:style-name="T63_57">donosi</text:span><text:span text:style-name="T63_58"><text:s/></text:span><text:span text:style-name="T63_59">odluku</text:span><text:span text:style-name="T63_60"><text:s/></text:span><text:span text:style-name="T63_61">da</text:span><text:span text:style-name="T63_62"><text:s/></text:span><text:span text:style-name="T63_63">se</text:span><text:span text:style-name="T63_64"><text:s/></text:span><text:span text:style-name="T63_65">dobavljač</text:span><text:span text:style-name="T63_66"><text:s/></text:span><text:span text:style-name="T63_67">te</text:span><text:span text:style-name="T63_68"><text:s/></text:span><text:span text:style-name="T63_69">mašine</text:span><text:span text:style-name="T63_70"><text:s/></text:span><text:span text:style-name="T63_71">promeni</text:span><text:span text:style-name="T63_72">,<text:s/></text:span><text:span text:style-name="T63_73">pri</text:span><text:span text:style-name="T63_74"><text:s/></text:span><text:span text:style-name="T63_75">čemu</text:span><text:span text:style-name="T63_76"><text:s/></text:span><text:span text:style-name="T63_77">se</text:span><text:span text:style-name="T63_78"><text:s/></text:span><text:span text:style-name="T63_79">uklanja</text:span><text:span text:style-name="T63_80"><text:s/></text:span><text:span text:style-name="T63_81">ta</text:span><text:span text:style-name="T63_82"><text:s/></text:span><text:span text:style-name="T63_83">mašina</text:span><text:span text:style-name="T63_84"><text:s/></text:span><text:span text:style-name="T63_85">sa</text:span><text:span text:style-name="T63_86"><text:s/></text:span><text:span text:style-name="T63_87">porudžbenice</text:span><text:span text:style-name="T63_88">.</text:span></text:p>
        </text:list-item>
      </text:list>
      <text:p text:style-name="P64"/>
      <text:p text:style-name="P65"><text:span text:style-name="T65_1">Ulaz</text:span><text:span text:style-name="T65_2">:<text:s/></text:span><text:span text:style-name="T65_3">Spisak</text:span><text:span text:style-name="T65_4"><text:s/></text:span><text:span text:style-name="T65_5">mašina</text:span><text:span text:style-name="T65_6"><text:s/></text:span><text:span text:style-name="T65_7">za</text:span><text:span text:style-name="T65_8"><text:s/></text:span><text:span text:style-name="T65_9">naručivanje</text:span></text:p>
      <text:p text:style-name="P66"><text:span text:style-name="T66_1">Izlaz</text:span><text:span text:style-name="T66_2">:<text:s/></text:span><text:span text:style-name="T66_3">Porudžbenica</text:span></text:p>
      <text:p text:style-name="P67"/>
      <text:p text:style-name="P68"><text:span text:style-name="T68_1">IV</text:span><text:span text:style-name="T68_2"><text:s/></text:span><text:span text:style-name="T68_3">Prijem</text:span><text:span text:style-name="T68_4"><text:s/></text:span><text:span text:style-name="T68_5">mašina</text:span></text:p>
      <text:p text:style-name="P69"/>
      <text:p text:style-name="P70"><text:span text:style-name="T70_1">Kratak</text:span><text:span text:style-name="T70_2"><text:s/></text:span><text:span text:style-name="T70_3">opis</text:span><text:span text:style-name="T70_4">:<text:s/></text:span><text:span text:style-name="T70_5">Dobavljač</text:span><text:span text:style-name="T70_6"><text:s/></text:span><text:span text:style-name="T70_7">dostavlja</text:span><text:span text:style-name="T70_8"><text:s/></text:span><text:span text:style-name="T70_9">mašine</text:span><text:span text:style-name="T70_10">.</text:span></text:p>
      <text:p text:style-name="P71"/>
      <text:p text:style-name="P72"><text:span text:style-name="T72_1">Učesnici</text:span><text:span text:style-name="T72_2">:<text:s/></text:span><text:span text:style-name="T72_3">Menadžment</text:span><text:span text:style-name="T72_4">,<text:s/></text:span><text:span text:style-name="T72_5">dobavljač</text:span></text:p>
      <text:p text:style-name="P73"/>
      <text:p text:style-name="P74"><text:span text:style-name="T74_1">Preduslovi</text:span><text:span text:style-name="T74_2">:<text:s/></text:span><text:span text:style-name="T74_3">Porudžbenica</text:span><text:span text:style-name="T74_4"><text:s/></text:span><text:span text:style-name="T74_5">je</text:span><text:span text:style-name="T74_6"><text:s/></text:span><text:span text:style-name="T74_7">dostavljena</text:span><text:span text:style-name="T74_8"><text:s/></text:span><text:span text:style-name="T74_9">dobavljaču</text:span><text:span text:style-name="T74_10">.</text:span></text:p>
      <text:p text:style-name="P75"><text:span text:style-name="T75_1">Postuslovi</text:span><text:span text:style-name="T75_2">:<text:s/></text:span><text:span text:style-name="T75_3">Dobavljač</text:span><text:span text:style-name="T75_4"><text:s/></text:span><text:span text:style-name="T75_5">je</text:span><text:span text:style-name="T75_6"><text:s/></text:span><text:span text:style-name="T75_7">doneo</text:span><text:span text:style-name="T75_8"><text:s/></text:span><text:span text:style-name="T75_9">sve</text:span><text:span text:style-name="T75_10"><text:s/></text:span><text:span text:style-name="T75_11">mašine</text:span><text:span text:style-name="T75_12"><text:s/></text:span><text:span text:style-name="T75_13">sa</text:span><text:span text:style-name="T75_14"><text:s/></text:span><text:span text:style-name="T75_15">porudžbenice</text:span><text:span text:style-name="T75_16">.</text:span></text:p>
      <text:p text:style-name="P76"/>
      <text:p text:style-name="P77"><text:span text:style-name="T77_1">Glavni</text:span><text:span text:style-name="T77_2"><text:s/></text:span><text:span text:style-name="T77_3">tok</text:span><text:span text:style-name="T77_4">:</text:span></text:p>
      <text:list text:style-name="LS6" xml:id="list16">
        <text:list-item>
          <text:p text:style-name="P78"><text:span text:style-name="T78_1">Dobavljač</text:span><text:span text:style-name="T78_2"><text:s/></text:span><text:span text:style-name="T78_3">donosi</text:span><text:span text:style-name="T78_4"><text:s/></text:span><text:span text:style-name="T78_5">mašine</text:span><text:span text:style-name="T78_6">.</text:span></text:p>
        </text:list-item>
        <text:list-item>
          <text:p text:style-name="P79"><text:span text:style-name="T79_1">Menadžment</text:span><text:span text:style-name="T79_2"><text:s/></text:span><text:span text:style-name="T79_3">proverava</text:span><text:span text:style-name="T79_4"><text:s/></text:span><text:span text:style-name="T79_5">da</text:span><text:span text:style-name="T79_6"><text:s/></text:span><text:span text:style-name="T79_7">li</text:span><text:span text:style-name="T79_8"><text:s/></text:span><text:span text:style-name="T79_9">su</text:span><text:span text:style-name="T79_10"><text:s/></text:span><text:span text:style-name="T79_11">sve</text:span><text:span text:style-name="T79_12"><text:s/></text:span><text:span text:style-name="T79_13">mašine</text:span><text:span text:style-name="T79_14"><text:s/></text:span><text:span text:style-name="T79_15">sa</text:span><text:span text:style-name="T79_16"><text:s/></text:span><text:span text:style-name="T79_17">porudžbenice</text:span><text:span text:style-name="T79_18"><text:s/></text:span><text:span text:style-name="T79_19">dostavljene</text:span><text:span text:style-name="T79_20">.</text:span></text:p>
        </text:list-item>
        <text:list-item>
          <text:p text:style-name="P80"><text:span text:style-name="T80_1">Menadžment</text:span><text:span text:style-name="T80_2"><text:s/></text:span><text:span text:style-name="T80_3">proverava</text:span><text:span text:style-name="T80_4"><text:s/></text:span><text:span text:style-name="T80_5">stanje</text:span><text:span text:style-name="T80_6"><text:s/></text:span><text:span text:style-name="T80_7">mašina</text:span><text:span text:style-name="T80_8">.</text:span></text:p>
        </text:list-item>
      </text:list>
      <text:p text:style-name="P81"/>
      <text:p text:style-name="P82"><text:span text:style-name="T82_1">Alternativni</text:span><text:span text:style-name="T82_2"><text:s/></text:span><text:span text:style-name="T82_3">tok</text:span><text:span text:style-name="T82_4">:</text:span></text:p>
      <text:list text:style-name="LS7" xml:id="list19">
        <text:list-item>
          <text:p text:style-name="P83"><text:span text:style-name="T83_1">U</text:span><text:span text:style-name="T83_2"><text:s/></text:span><text:span text:style-name="T83_3">koraku</text:span><text:span text:style-name="T83_4"><text:s/>2.,<text:s/></text:span><text:span text:style-name="T83_5">menadžment</text:span><text:span text:style-name="T83_6"><text:s/></text:span><text:span text:style-name="T83_7">može</text:span><text:span text:style-name="T83_8"><text:s/></text:span><text:span text:style-name="T83_9">utvrditi</text:span><text:span text:style-name="T83_10"><text:s/></text:span><text:span text:style-name="T83_11">da</text:span><text:span text:style-name="T83_12"><text:s/></text:span><text:span text:style-name="T83_13">nedostaje</text:span><text:span text:style-name="T83_14"><text:s/></text:span><text:span text:style-name="T83_15">neka</text:span><text:span text:style-name="T83_16"><text:s/></text:span><text:span text:style-name="T83_17">mašina</text:span><text:span text:style-name="T83_18">;<text:s/></text:span><text:span text:style-name="T83_19">u</text:span><text:span text:style-name="T83_20"><text:s/></text:span><text:span text:style-name="T83_21">tom</text:span><text:span text:style-name="T83_22"><text:s/></text:span><text:span text:style-name="T83_23">slučaju</text:span><text:span text:style-name="T83_24"><text:s/></text:span><text:span text:style-name="T83_25">se</text:span><text:span text:style-name="T83_26"><text:s/></text:span><text:span text:style-name="T83_27">traži</text:span><text:span text:style-name="T83_28"><text:s/></text:span><text:span text:style-name="T83_29">od</text:span><text:span text:style-name="T83_30"><text:s/></text:span><text:span text:style-name="T83_31">dobavljača</text:span><text:span text:style-name="T83_32"><text:s/></text:span><text:span text:style-name="T83_33">da</text:span><text:span text:style-name="T83_34"><text:s/></text:span><text:span text:style-name="T83_35">naknadno</text:span><text:span text:style-name="T83_36"><text:s/></text:span><text:span text:style-name="T83_37">donese</text:span><text:span text:style-name="T83_38"><text:s/></text:span><text:span text:style-name="T83_39">tu</text:span><text:span text:style-name="T83_40"><text:s/></text:span><text:span text:style-name="T83_41">mašinu</text:span><text:span text:style-name="T83_42">.<text:s/></text:span><text:span text:style-name="T83_43">Glavni</text:span><text:span text:style-name="T83_44"><text:s/></text:span><text:span text:style-name="T83_45">tok</text:span><text:span text:style-name="T83_46"><text:s/></text:span><text:span text:style-name="T83_47">se</text:span><text:span text:style-name="T83_48"><text:s/></text:span><text:span text:style-name="T83_49">nastavlja</text:span><text:span text:style-name="T83_50"><text:s/></text:span><text:span text:style-name="T83_51">od</text:span><text:span text:style-name="T83_52"><text:s/></text:span><text:span text:style-name="T83_53">koraka</text:span><text:span text:style-name="T83_54"><text:s/>3.</text:span></text:p>
        </text:list-item>
        <text:list-item>
          <text:p text:style-name="P84"><text:span text:style-name="T84_1">U</text:span><text:span text:style-name="T84_2"><text:s/></text:span><text:span text:style-name="T84_3">koraku</text:span><text:span text:style-name="T84_4"><text:s/>3.,<text:s/></text:span><text:span text:style-name="T84_5">menadžment</text:span><text:span text:style-name="T84_6"><text:s/></text:span><text:span text:style-name="T84_7">može</text:span><text:span text:style-name="T84_8"><text:s/></text:span><text:span text:style-name="T84_9">primetiti</text:span><text:span text:style-name="T84_10"><text:s/></text:span><text:span text:style-name="T84_11">da</text:span><text:span text:style-name="T84_12"><text:s/></text:span><text:span text:style-name="T84_13">neka</text:span><text:span text:style-name="T84_14"><text:s/></text:span><text:span text:style-name="T84_15">mašina</text:span><text:span text:style-name="T84_16"><text:s/></text:span><text:span text:style-name="T84_17">nije</text:span><text:span text:style-name="T84_18"><text:s/></text:span><text:span text:style-name="T84_19">u</text:span><text:span text:style-name="T84_20"><text:s/></text:span><text:span text:style-name="T84_21">ugovorenom</text:span><text:span text:style-name="T84_22"><text:s/></text:span><text:span text:style-name="T84_23">stanju</text:span><text:span text:style-name="T84_24">;<text:s/></text:span><text:span text:style-name="T84_25">dobavljač</text:span><text:span text:style-name="T84_26"><text:s/></text:span><text:span text:style-name="T84_27">onda</text:span><text:span text:style-name="T84_28"><text:s/></text:span><text:span text:style-name="T84_29">mora</text:span><text:span text:style-name="T84_30"><text:s/></text:span><text:span text:style-name="T84_31">ili</text:span><text:span text:style-name="T84_32"><text:s/></text:span><text:span text:style-name="T84_33">doneti</text:span><text:span text:style-name="T84_34"><text:s/></text:span><text:span text:style-name="T84_35">drugu</text:span><text:span text:style-name="T84_36"><text:s/></text:span><text:span text:style-name="T84_37">odgovarajuću</text:span><text:span text:style-name="T84_38"><text:s/></text:span><text:span text:style-name="T84_39">mašinu</text:span><text:span text:style-name="T84_40">,<text:s/></text:span><text:span text:style-name="T84_41">u</text:span><text:span text:style-name="T84_42"><text:s/></text:span><text:span text:style-name="T84_43">kom</text:span><text:span text:style-name="T84_44"><text:s/></text:span><text:span text:style-name="T84_45">slučaju</text:span><text:span text:style-name="T84_46"><text:s/></text:span><text:span text:style-name="T84_47">se</text:span><text:span text:style-name="T84_48"><text:s/></text:span><text:span text:style-name="T84_49">glavni</text:span><text:span text:style-name="T84_50"><text:s/></text:span><text:span text:style-name="T84_51">tok</text:span><text:span text:style-name="T84_52"><text:s/></text:span><text:span text:style-name="T84_53">nastavlja</text:span><text:span text:style-name="T84_54"><text:s/></text:span><text:span text:style-name="T84_55">od</text:span><text:span text:style-name="T84_56"><text:s/></text:span><text:span text:style-name="T84_57">koraka</text:span><text:span text:style-name="T84_58"><text:s/>1.,<text:s/></text:span><text:span text:style-name="T84_59">ili</text:span><text:span text:style-name="T84_60"><text:s/></text:span><text:span text:style-name="T84_61">smanjiti</text:span><text:span text:style-name="T84_62"><text:s/></text:span><text:span text:style-name="T84_63">cenu</text:span><text:span text:style-name="T84_64"><text:s/></text:span><text:span text:style-name="T84_65">mašine</text:span><text:span text:style-name="T84_66">,<text:s/></text:span><text:span text:style-name="T84_67">u</text:span><text:span text:style-name="T84_68"><text:s/></text:span><text:span text:style-name="T84_69">kom</text:span><text:span text:style-name="T84_70"><text:s/></text:span><text:span text:style-name="T84_71">slučaju</text:span><text:span text:style-name="T84_72"><text:s/></text:span><text:span text:style-name="T84_73">se</text:span><text:span text:style-name="T84_74"><text:s/></text:span><text:span text:style-name="T84_75">glavni</text:span><text:span text:style-name="T84_76"><text:s/></text:span><text:span text:style-name="T84_77">tok</text:span><text:span text:style-name="T84_78"><text:s/></text:span><text:span text:style-name="T84_79">nastavlja</text:span><text:span text:style-name="T84_80"><text:s/></text:span><text:span text:style-name="T84_81">od</text:span><text:span text:style-name="T84_82"><text:s/></text:span><text:span text:style-name="T84_83">koraka</text:span><text:span text:style-name="T84_84"><text:s/>3.</text:span></text:p>
        </text:list-item>
      </text:list>
      <text:p text:style-name="P85"/>
      <text:p text:style-name="P86"><text:span text:style-name="T86_1">Ulaz</text:span><text:span text:style-name="T86_2">:<text:s/>/</text:span></text:p>
      <text:p text:style-name="P87"><text:span text:style-name="T87_1">Izlaz</text:span><text:span text:style-name="T87_2">:<text:s/>/</text:span></text:p>
      <text:p text:style-name="P88"/>
      <text:p text:style-name="P89"><text:span text:style-name="T89_1">V</text:span><text:span text:style-name="T89_2"><text:s/></text:span><text:span text:style-name="T89_3">Kupovina</text:span><text:span text:style-name="T89_4"><text:s/></text:span><text:span text:style-name="T89_5">mašina</text:span></text:p>
      <text:p text:style-name="P90"/>
      <text:p text:style-name="P91"><text:span text:style-name="T91_1">Kratak</text:span><text:span text:style-name="T91_2"><text:s/></text:span><text:span text:style-name="T91_3">opis</text:span><text:span text:style-name="T91_4">:<text:s/></text:span><text:span text:style-name="T91_5">Isplaćuje</text:span><text:span text:style-name="T91_6"><text:s/></text:span><text:span text:style-name="T91_7">se</text:span><text:span text:style-name="T91_8"><text:s/></text:span><text:span text:style-name="T91_9">novac</text:span><text:span text:style-name="T91_10"><text:s/></text:span><text:span text:style-name="T91_11">dobavljaču</text:span><text:span text:style-name="T91_12"><text:s/></text:span><text:span text:style-name="T91_13">ukoliko</text:span><text:span text:style-name="T91_14"><text:s/></text:span><text:span text:style-name="T91_15">su</text:span><text:span text:style-name="T91_16"><text:s/></text:span><text:span text:style-name="T91_17">mašine</text:span><text:span text:style-name="T91_18"><text:s/></text:span><text:span text:style-name="T91_19">u</text:span><text:span text:style-name="T91_20"><text:s/></text:span><text:span text:style-name="T91_21">ugovorenom</text:span><text:span text:style-name="T91_22"><text:s/></text:span><text:span text:style-name="T91_23">stanju</text:span><text:span text:style-name="T91_24"><text:s/></text:span><text:span text:style-name="T91_25">i</text:span><text:span text:style-name="T91_26"><text:s/></text:span><text:span text:style-name="T91_27">sve</text:span><text:span text:style-name="T91_28"><text:s/></text:span><text:span text:style-name="T91_29">na</text:span><text:span text:style-name="T91_30"><text:s/></text:span><text:span text:style-name="T91_31">broju</text:span><text:span text:style-name="T91_32">.</text:span></text:p>
      <text:p text:style-name="P92"/>
      <text:p text:style-name="P93"><text:span text:style-name="T93_1">Učesnici</text:span><text:span text:style-name="T93_2">:<text:s/></text:span><text:span text:style-name="T93_3">Menadžment</text:span><text:span text:style-name="T93_4">,<text:s/></text:span><text:span text:style-name="T93_5">dobavljač</text:span></text:p>
      <text:p text:style-name="P94"/>
      <text:p text:style-name="P95"><text:span text:style-name="T95_1">Preduslovi</text:span><text:span text:style-name="T95_2">:<text:s/></text:span><text:span text:style-name="T95_3">Dobavljač</text:span><text:span text:style-name="T95_4"><text:s/></text:span><text:span text:style-name="T95_5">je</text:span><text:span text:style-name="T95_6"><text:s/></text:span><text:span text:style-name="T95_7">doneo</text:span><text:span text:style-name="T95_8"><text:s/></text:span><text:span text:style-name="T95_9">sve</text:span><text:span text:style-name="T95_10"><text:s/></text:span><text:span text:style-name="T95_11">mašine</text:span><text:span text:style-name="T95_12"><text:s/></text:span><text:span text:style-name="T95_13">sa</text:span><text:span text:style-name="T95_14"><text:s/></text:span><text:span text:style-name="T95_15">porudžbenice</text:span><text:span text:style-name="T95_16">.</text:span></text:p>
      <text:p text:style-name="P96"><text:span text:style-name="T96_1">Postuslovi</text:span><text:span text:style-name="T96_2">:<text:s/></text:span><text:span text:style-name="T96_3">Nabavljene</text:span><text:span text:style-name="T96_4"><text:s/></text:span><text:span text:style-name="T96_5">su</text:span><text:span text:style-name="T96_6"><text:s/></text:span><text:span text:style-name="T96_7">sve</text:span><text:span text:style-name="T96_8"><text:s/></text:span><text:span text:style-name="T96_9">potrebne</text:span><text:span text:style-name="T96_10"><text:s/></text:span><text:span text:style-name="T96_11">mašine</text:span><text:span text:style-name="T96_12">.</text:span></text:p>
      <text:p text:style-name="P97"/>
      <text:p text:style-name="P98"><text:span text:style-name="T98_1">Glavni</text:span><text:span text:style-name="T98_2"><text:s/></text:span><text:span text:style-name="T98_3">tok</text:span><text:span text:style-name="T98_4">:</text:span></text:p>
      <text:list text:style-name="LS8" xml:id="list21">
        <text:list-item>
          <text:p text:style-name="P99"><text:span text:style-name="T99_1">Menadžment</text:span><text:span text:style-name="T99_2"><text:s/></text:span><text:span text:style-name="T99_3">priprema</text:span><text:span text:style-name="T99_4"><text:s/></text:span><text:span text:style-name="T99_5">novac</text:span><text:span text:style-name="T99_6"><text:s/></text:span><text:span text:style-name="T99_7">za</text:span><text:span text:style-name="T99_8"><text:s/></text:span><text:span text:style-name="T99_9">plaćanje</text:span><text:span text:style-name="T99_10">.</text:span></text:p>
        </text:list-item>
        <text:list-item>
          <text:p text:style-name="P100"><text:span text:style-name="T100_1">Menadžment</text:span><text:span text:style-name="T100_2"><text:s/></text:span><text:span text:style-name="T100_3">uplaćuje</text:span><text:span text:style-name="T100_4"><text:s/></text:span><text:span text:style-name="T100_5">novac</text:span><text:span text:style-name="T100_6"><text:s/></text:span><text:span text:style-name="T100_7">dobavljaču</text:span><text:span text:style-name="T100_8">.</text:span></text:p>
        </text:list-item>
        <text:list-item>
          <text:p text:style-name="P101"><text:span text:style-name="T101_1">Dobavljač</text:span><text:span text:style-name="T101_2"><text:s/></text:span><text:span text:style-name="T101_3">potvrđuje</text:span><text:span text:style-name="T101_4"><text:s/></text:span><text:span text:style-name="T101_5">transfer</text:span><text:span text:style-name="T101_6"><text:s/></text:span><text:span text:style-name="T101_7">novca</text:span><text:span text:style-name="T101_8">.</text:span></text:p>
        </text:list-item>
        <text:list-item>
          <text:p text:style-name="P102"><text:span text:style-name="T102_1">Dobavljač</text:span><text:span text:style-name="T102_2"><text:s/></text:span><text:span text:style-name="T102_3">ostavlja</text:span><text:span text:style-name="T102_4"><text:s/></text:span><text:span text:style-name="T102_5">priznanicu</text:span><text:span text:style-name="T102_6"><text:s/></text:span><text:span text:style-name="T102_7">menadžmentu</text:span><text:span text:style-name="T102_8">.</text:span></text:p>
        </text:list-item>
      </text:list>
      <text:p text:style-name="P103"/>
      <text:p text:style-name="P104"><text:span text:style-name="T104_1">Alternativni</text:span><text:span text:style-name="T104_2"><text:s/></text:span><text:span text:style-name="T104_3">tok</text:span><text:span text:style-name="T104_4">:</text:span></text:p>
      <text:list text:style-name="LS9" xml:id="list25">
        <text:list-item>
          <text:p text:style-name="P105"><text:span text:style-name="T105_1">U</text:span><text:span text:style-name="T105_2"><text:s/></text:span><text:span text:style-name="T105_3">koraku</text:span><text:span text:style-name="T105_4"><text:s/>1.,<text:s/></text:span><text:span text:style-name="T105_5">može</text:span><text:span text:style-name="T105_6"><text:s/></text:span><text:span text:style-name="T105_7">se</text:span><text:span text:style-name="T105_8"><text:s/></text:span><text:span text:style-name="T105_9">desiti</text:span><text:span text:style-name="T105_10"><text:s/></text:span><text:span text:style-name="T105_11">da</text:span><text:span text:style-name="T105_12"><text:s/></text:span><text:span text:style-name="T105_13">nedostaje</text:span><text:span text:style-name="T105_14"><text:s/></text:span><text:span text:style-name="T105_15">novac</text:span><text:span text:style-name="T105_16"><text:s/></text:span><text:span text:style-name="T105_17">za</text:span><text:span text:style-name="T105_18"><text:s/></text:span><text:span text:style-name="T105_19">kupovinu</text:span><text:span text:style-name="T105_20">;<text:s/></text:span><text:span text:style-name="T105_21">u</text:span><text:span text:style-name="T105_22"><text:s/></text:span><text:span text:style-name="T105_23">tom</text:span><text:span text:style-name="T105_24"><text:s/></text:span><text:span text:style-name="T105_25">slučaju</text:span><text:span text:style-name="T105_26"><text:s/></text:span><text:span text:style-name="T105_27">se</text:span><text:span text:style-name="T105_28"><text:s/></text:span><text:span text:style-name="T105_29">traži</text:span><text:span text:style-name="T105_30"><text:s/></text:span><text:span text:style-name="T105_31">dodatni</text:span><text:span text:style-name="T105_32"><text:s/></text:span><text:span text:style-name="T105_33">novac</text:span><text:span text:style-name="T105_34">.<text:s/></text:span><text:span text:style-name="T105_35">Glavni</text:span><text:span text:style-name="T105_36"><text:s/></text:span><text:span text:style-name="T105_37">tok</text:span><text:span text:style-name="T105_38"><text:s/></text:span><text:span text:style-name="T105_39">se</text:span><text:span text:style-name="T105_40"><text:s/></text:span><text:span text:style-name="T105_41">nastavlja</text:span><text:span text:style-name="T105_42"><text:s/></text:span><text:span text:style-name="T105_43">od</text:span><text:span text:style-name="T105_44"><text:s/></text:span><text:span text:style-name="T105_45">koraka</text:span><text:span text:style-name="T105_46"><text:s/>1.</text:span></text:p>
        </text:list-item>
      </text:list>
      <text:p text:style-name="P106"/>
      <text:p text:style-name="P107"><text:span text:style-name="T107_1">Ulaz</text:span><text:span text:style-name="T107_2">:<text:s/>/</text:span></text:p>
      <text:p text:style-name="P108"><text:span text:style-name="T108_1">Izlaz</text:span><text:span text:style-name="T108_2">:<text:s/></text:span><text:span text:style-name="T108_3">Priznanica</text:span><text:span text:style-name="T108_4"><text:s/></text:span><text:span text:style-name="T108_5">o</text:span><text:span text:style-name="T108_6"><text:s/></text:span><text:span text:style-name="T108_7">plaćenom</text:span><text:span text:style-name="T108_8"><text:s/></text:span><text:span text:style-name="T108_9">iznosu</text:span><text:span text:style-name="T108_10"><text:s/></text:span><text:span text:style-name="T108_11">za</text:span><text:span text:style-name="T108_12"><text:s/></text:span><text:span text:style-name="T108_13">kupljene</text:span><text:span text:style-name="T108_14"><text:s/></text:span><text:span text:style-name="T108_15">mašine</text:span><text:span text:style-name="T108_16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number style:num-format="1" text:style-name="List7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7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7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7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7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7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7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number style:num-format="1" text:style-name="List8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8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8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8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8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8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8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8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8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number style:num-format="1" text:style-name="List9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9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9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9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9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9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9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9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9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